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link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Africa/Bamako</text:p>
          </table:table-cell>
          <table:table-cell office:value-type="float" office:value="12.64" calcext:value-type="float">
            <text:p>12.64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Africa/Banjul</text:p>
          </table:table-cell>
          <table:table-cell office:value-type="float" office:value="13.45" calcext:value-type="float">
            <text:p>13.45</text:p>
          </table:table-cell>
          <table:table-cell office:value-type="float" office:value="-16.58" calcext:value-type="float">
            <text:p>-16.58</text:p>
          </table:table-cell>
        </table:table-row>
        <table:table-row table:style-name="ro1">
          <table:table-cell office:value-type="string" calcext:value-type="string">
            <text:p>Africa/Conakry</text:p>
          </table:table-cell>
          <table:table-cell office:value-type="float" office:value="9.64" calcext:value-type="float">
            <text:p>9.64</text:p>
          </table:table-cell>
          <table:table-cell office:value-type="float" office:value="-13.58" calcext:value-type="float">
            <text:p>-13.58</text:p>
          </table:table-cell>
        </table:table-row>
        <table:table-row table:style-name="ro1">
          <table:table-cell office:value-type="string" calcext:value-type="string">
            <text:p>Africa/Dakar</text:p>
          </table:table-cell>
          <table:table-cell office:value-type="float" office:value="14.72" calcext:value-type="float">
            <text:p>14.72</text:p>
          </table:table-cell>
          <table:table-cell office:value-type="float" office:value="-17.47" calcext:value-type="float">
            <text:p>-17.47</text:p>
          </table:table-cell>
        </table:table-row>
        <table:table-row table:style-name="ro1">
          <table:table-cell office:value-type="string" calcext:value-type="string">
            <text:p>Africa/Freetown</text:p>
          </table:table-cell>
          <table:table-cell office:value-type="float" office:value="8.46" calcext:value-type="float">
            <text:p>8.46</text:p>
          </table:table-cell>
          <table:table-cell office:value-type="float" office:value="-13.23" calcext:value-type="float">
            <text:p>-13.23</text:p>
          </table:table-cell>
        </table:table-row>
        <table:table-row table:style-name="ro1">
          <table:table-cell office:value-type="string" calcext:value-type="string">
            <text:p>Africa/Lome</text:p>
          </table:table-cell>
          <table:table-cell office:value-type="float" office:value="6.13" calcext:value-type="float">
            <text:p>6.13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Africa/Nouakchott</text:p>
          </table:table-cell>
          <table:table-cell office:value-type="float" office:value="18.07" calcext:value-type="float">
            <text:p>18.07</text:p>
          </table:table-cell>
          <table:table-cell office:value-type="float" office:value="-15.96" calcext:value-type="float">
            <text:p>-15.96</text:p>
          </table:table-cell>
        </table:table-row>
        <table:table-row table:style-name="ro1">
          <table:table-cell office:value-type="string" calcext:value-type="string">
            <text:p>Africa/Ouagadougou</text:p>
          </table:table-cell>
          <table:table-cell office:value-type="float" office:value="12.37" calcext:value-type="float">
            <text:p>12.37</text:p>
          </table:table-cell>
          <table:table-cell office:value-type="float" office:value="-1.52" calcext:value-type="float">
            <text:p>-1.52</text:p>
          </table:table-cell>
        </table:table-row>
        <table:table-row table:style-name="ro1">
          <table:table-cell office:value-type="string" calcext:value-type="string">
            <text:p>Atlantic/St_Helena</text:p>
          </table:table-cell>
          <table:table-cell office:value-type="float" office:value="-15.97" calcext:value-type="float">
            <text:p>-15.97</text:p>
          </table:table-cell>
          <table:table-cell office:value-type="float" office:value="-5.71" calcext:value-type="float">
            <text:p>-5.71</text:p>
          </table:table-cell>
        </table:table-row>
        <table:table-row table:style-name="ro1">
          <table:table-cell office:value-type="string" calcext:value-type="string">
            <text:p>Africa/Addis_Ababa</text:p>
          </table:table-cell>
          <table:table-cell office:value-type="float" office:value="8.98" calcext:value-type="float">
            <text:p>8.98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1">
          <table:table-cell office:value-type="string" calcext:value-type="string">
            <text:p>Africa/Asmara</text:p>
          </table:table-cell>
          <table:table-cell office:value-type="float" office:value="15.32" calcext:value-type="float">
            <text:p>15.32</text:p>
          </table:table-cell>
          <table:table-cell office:value-type="float" office:value="38.93" calcext:value-type="float">
            <text:p>38.93</text:p>
          </table:table-cell>
        </table:table-row>
        <table:table-row table:style-name="ro1">
          <table:table-cell office:value-type="string" calcext:value-type="string">
            <text:p>Africa/Dar_es_Salaam</text:p>
          </table:table-cell>
          <table:table-cell office:value-type="float" office:value="-6.79" calcext:value-type="float">
            <text:p>-6.79</text:p>
          </table:table-cell>
          <table:table-cell office:value-type="float" office:value="39.21" calcext:value-type="float">
            <text:p>39.21</text:p>
          </table:table-cell>
        </table:table-row>
        <table:table-row table:style-name="ro1">
          <table:table-cell office:value-type="string" calcext:value-type="string">
            <text:p>Africa/Djibouti</text:p>
          </table:table-cell>
          <table:table-cell office:value-type="float" office:value="11.83" calcext:value-type="float">
            <text:p>11.83</text:p>
          </table:table-cell>
          <table:table-cell office:value-type="float" office:value="42.59" calcext:value-type="float">
            <text:p>42.59</text:p>
          </table:table-cell>
        </table:table-row>
        <table:table-row table:style-name="ro1">
          <table:table-cell office:value-type="string" calcext:value-type="string">
            <text:p>Africa/Kampala</text:p>
          </table:table-cell>
          <table:table-cell office:value-type="float" office:value="0.35" calcext:value-type="float">
            <text:p>0.35</text:p>
          </table:table-cell>
          <table:table-cell office:value-type="float" office:value="32.58" calcext:value-type="float">
            <text:p>32.58</text:p>
          </table:table-cell>
        </table:table-row>
        <table:table-row table:style-name="ro1">
          <table:table-cell office:value-type="string" calcext:value-type="string">
            <text:p>Africa/Mogadishu</text:p>
          </table:table-cell>
          <table:table-cell office:value-type="float" office:value="2.05" calcext:value-type="float">
            <text:p>2.05</text:p>
          </table:table-cell>
          <table:table-cell office:value-type="float" office:value="45.32" calcext:value-type="float">
            <text:p>45.32</text:p>
          </table:table-cell>
        </table:table-row>
        <table:table-row table:style-name="ro1">
          <table:table-cell office:value-type="string" calcext:value-type="string">
            <text:p>Indian/Antananarivo</text:p>
          </table:table-cell>
          <table:table-cell office:value-type="float" office:value="-18.88" calcext:value-type="float">
            <text:p>-18.88</text:p>
          </table:table-cell>
          <table:table-cell office:value-type="float" office:value="47.51" calcext:value-type="float">
            <text:p>47.51</text:p>
          </table:table-cell>
        </table:table-row>
        <table:table-row table:style-name="ro1">
          <table:table-cell office:value-type="string" calcext:value-type="string">
            <text:p>Indian/Comoro</text:p>
          </table:table-cell>
          <table:table-cell office:value-type="float" office:value="-11.65" calcext:value-type="float">
            <text:p>-11.65</text:p>
          </table:table-cell>
          <table:table-cell office:value-type="float" office:value="43.33" calcext:value-type="float">
            <text:p>43.33</text:p>
          </table:table-cell>
        </table:table-row>
        <table:table-row table:style-name="ro1">
          <table:table-cell office:value-type="string" calcext:value-type="string">
            <text:p>Indian/Mayotte</text:p>
          </table:table-cell>
          <table:table-cell office:value-type="float" office:value="-12.83" calcext:value-type="float">
            <text:p>-12.83</text:p>
          </table:table-cell>
          <table:table-cell office:value-type="float" office:value="45.17" calcext:value-type="float">
            <text:p>45.17</text:p>
          </table:table-cell>
        </table:table-row>
        <table:table-row table:style-name="ro1">
          <table:table-cell office:value-type="string" calcext:value-type="string">
            <text:p>Africa/Blantyre</text:p>
          </table:table-cell>
          <table:table-cell office:value-type="float" office:value="-15.77" calcext:value-type="float">
            <text:p>-15.77</text:p>
          </table:table-cell>
          <table:table-cell office:value-type="float" office:value="35.02" calcext:value-type="float">
            <text:p>35.02</text:p>
          </table:table-cell>
        </table:table-row>
        <table:table-row table:style-name="ro1">
          <table:table-cell office:value-type="string" calcext:value-type="string">
            <text:p>Africa/Bujumbura</text:p>
          </table:table-cell>
          <table:table-cell office:value-type="float" office:value="-3.36" calcext:value-type="float">
            <text:p>-3.36</text:p>
          </table:table-cell>
          <table:table-cell office:value-type="float" office:value="29.36" calcext:value-type="float">
            <text:p>29.36</text:p>
          </table:table-cell>
        </table:table-row>
        <table:table-row table:style-name="ro1">
          <table:table-cell office:value-type="string" calcext:value-type="string">
            <text:p>Africa/Gaborone</text:p>
          </table:table-cell>
          <table:table-cell office:value-type="float" office:value="-24.63" calcext:value-type="float">
            <text:p>-24.63</text:p>
          </table:table-cell>
          <table:table-cell office:value-type="float" office:value="25.92" calcext:value-type="float">
            <text:p>25.92</text:p>
          </table:table-cell>
        </table:table-row>
        <table:table-row table:style-name="ro1">
          <table:table-cell office:value-type="string" calcext:value-type="string">
            <text:p>Africa/Harare</text:p>
          </table:table-cell>
          <table:table-cell office:value-type="float" office:value="-17.83" calcext:value-type="float">
            <text:p>-17.83</text:p>
          </table:table-cell>
          <table:table-cell office:value-type="float" office:value="31.03" calcext:value-type="float">
            <text:p>31.03</text:p>
          </table:table-cell>
        </table:table-row>
        <table:table-row table:style-name="ro1">
          <table:table-cell office:value-type="string" calcext:value-type="string">
            <text:p>Africa/Kigali</text:p>
          </table:table-cell>
          <table:table-cell office:value-type="float" office:value="-1.94" calcext:value-type="float">
            <text:p>-1.94</text:p>
          </table:table-cell>
          <table:table-cell office:value-type="float" office:value="30.06" calcext:value-type="float">
            <text:p>30.06</text:p>
          </table:table-cell>
        </table:table-row>
        <table:table-row table:style-name="ro1">
          <table:table-cell office:value-type="string" calcext:value-type="string">
            <text:p>Africa/Lubumbashi</text:p>
          </table:table-cell>
          <table:table-cell office:value-type="float" office:value="-11.69" calcext:value-type="float">
            <text:p>-11.69</text:p>
          </table:table-cell>
          <table:table-cell office:value-type="float" office:value="27.5" calcext:value-type="float">
            <text:p>27.5</text:p>
          </table:table-cell>
        </table:table-row>
        <table:table-row table:style-name="ro1">
          <table:table-cell office:value-type="string" calcext:value-type="string">
            <text:p>Africa/Lusaka</text:p>
          </table:table-cell>
          <table:table-cell office:value-type="float" office:value="-15.39" calcext:value-type="float">
            <text:p>-15.39</text:p>
          </table:table-cell>
          <table:table-cell office:value-type="float" office:value="28.32" calcext:value-type="float">
            <text:p>28.32</text:p>
          </table:table-cell>
        </table:table-row>
        <table:table-row table:style-name="ro1">
          <table:table-cell office:value-type="string" calcext:value-type="string">
            <text:p>Africa/Bangui</text:p>
          </table:table-cell>
          <table:table-cell office:value-type="float" office:value="4.39" calcext:value-type="float">
            <text:p>4.39</text:p>
          </table:table-cell>
          <table:table-cell office:value-type="float" office:value="15.56" calcext:value-type="float">
            <text:p>15.56</text:p>
          </table:table-cell>
        </table:table-row>
        <table:table-row table:style-name="ro1">
          <table:table-cell office:value-type="string" calcext:value-type="string">
            <text:p>Africa/Brazzaville</text:p>
          </table:table-cell>
          <table:table-cell office:value-type="float" office:value="-4.26" calcext:value-type="float">
            <text:p>-4.26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 office:value-type="string" calcext:value-type="string">
            <text:p>Africa/Douala</text:p>
          </table:table-cell>
          <table:table-cell office:value-type="float" office:value="4.05" calcext:value-type="float">
            <text:p>4.05</text:p>
          </table:table-cell>
          <table:table-cell office:value-type="float" office:value="9.77" calcext:value-type="float">
            <text:p>9.77</text:p>
          </table:table-cell>
        </table:table-row>
        <table:table-row table:style-name="ro1">
          <table:table-cell office:value-type="string" calcext:value-type="string">
            <text:p>Africa/Kinshasa</text:p>
          </table:table-cell>
          <table:table-cell office:value-type="float" office:value="-4.44" calcext:value-type="float">
            <text:p>-4.44</text:p>
          </table:table-cell>
          <table:table-cell office:value-type="float" office:value="15.27" calcext:value-type="float">
            <text:p>15.27</text:p>
          </table:table-cell>
        </table:table-row>
        <table:table-row table:style-name="ro1">
          <table:table-cell office:value-type="string" calcext:value-type="string">
            <text:p>Africa/Libreville</text:p>
          </table:table-cell>
          <table:table-cell office:value-type="float" office:value="0.42" calcext:value-type="float">
            <text:p>0.42</text:p>
          </table:table-cell>
          <table:table-cell office:value-type="float" office:value="9.47" calcext:value-type="float">
            <text:p>9.47</text:p>
          </table:table-cell>
        </table:table-row>
        <table:table-row table:style-name="ro1">
          <table:table-cell office:value-type="string" calcext:value-type="string">
            <text:p>Africa/Luanda</text:p>
          </table:table-cell>
          <table:table-cell office:value-type="float" office:value="-8.81" calcext:value-type="float">
            <text:p>-8.81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string" calcext:value-type="string">
            <text:p>Africa/Malabo</text:p>
          </table:table-cell>
          <table:table-cell office:value-type="float" office:value="3.76" calcext:value-type="float">
            <text:p>3.76</text:p>
          </table:table-cell>
          <table:table-cell office:value-type="float" office:value="8.78" calcext:value-type="float">
            <text:p>8.78</text:p>
          </table:table-cell>
        </table:table-row>
        <table:table-row table:style-name="ro1">
          <table:table-cell office:value-type="string" calcext:value-type="string">
            <text:p>Africa/Niamey</text:p>
          </table:table-cell>
          <table:table-cell office:value-type="float" office:value="13.51" calcext:value-type="float">
            <text:p>13.51</text:p>
          </table:table-cell>
          <table:table-cell office:value-type="float" office:value="2.13" calcext:value-type="float">
            <text:p>2.13</text:p>
          </table:table-cell>
        </table:table-row>
        <table:table-row table:style-name="ro1">
          <table:table-cell office:value-type="string" calcext:value-type="string">
            <text:p>Africa/Porto-Novo</text:p>
          </table:table-cell>
          <table:table-cell office:value-type="float" office:value="6.5" calcext:value-type="float">
            <text:p>6.5</text:p>
          </table:table-cell>
          <table:table-cell office:value-type="float" office:value="2.63" calcext:value-type="float">
            <text:p>2.63</text:p>
          </table:table-cell>
        </table:table-row>
        <table:table-row table:style-name="ro1">
          <table:table-cell office:value-type="string" calcext:value-type="string">
            <text:p>Africa/Maseru</text:p>
          </table:table-cell>
          <table:table-cell office:value-type="float" office:value="-29.32" calcext:value-type="float">
            <text:p>-29.32</text:p>
          </table:table-cell>
          <table:table-cell office:value-type="float" office:value="27.49" calcext:value-type="float">
            <text:p>27.49</text:p>
          </table:table-cell>
        </table:table-row>
        <table:table-row table:style-name="ro1">
          <table:table-cell office:value-type="string" calcext:value-type="string">
            <text:p>Africa/Mbabane</text:p>
          </table:table-cell>
          <table:table-cell office:value-type="float" office:value="-26.31" calcext:value-type="float">
            <text:p>-26.31</text:p>
          </table:table-cell>
          <table:table-cell office:value-type="float" office:value="31.14" calcext:value-type="float">
            <text:p>31.14</text:p>
          </table:table-cell>
        </table:table-row>
        <table:table-row table:style-name="ro1">
          <table:table-cell office:value-type="string" calcext:value-type="string">
            <text:p>Europe/Nicosia</text:p>
          </table:table-cell>
          <table:table-cell office:value-type="float" office:value="35.19" calcext:value-type="float">
            <text:p>35.19</text:p>
          </table:table-cell>
          <table:table-cell office:value-type="float" office:value="33.38" calcext:value-type="float">
            <text:p>33.38</text:p>
          </table:table-cell>
        </table:table-row>
        <table:table-row table:style-name="ro1">
          <table:table-cell office:value-type="string" calcext:value-type="string">
            <text:p>Asia/Bahrain</text:p>
          </table:table-cell>
          <table:table-cell office:value-type="float" office:value="26.07" calcext:value-type="float">
            <text:p>26.07</text:p>
          </table:table-cell>
          <table:table-cell office:value-type="float" office:value="50.56" calcext:value-type="float">
            <text:p>50.56</text:p>
          </table:table-cell>
        </table:table-row>
        <table:table-row table:style-name="ro1">
          <table:table-cell office:value-type="string" calcext:value-type="string">
            <text:p>Asia/Aden</text:p>
          </table:table-cell>
          <table:table-cell office:value-type="float" office:value="12.79" calcext:value-type="float">
            <text:p>12.79</text:p>
          </table:table-cell>
          <table:table-cell office:value-type="float" office:value="45.02" calcext:value-type="float">
            <text:p>45.02</text:p>
          </table:table-cell>
        </table:table-row>
        <table:table-row table:style-name="ro1">
          <table:table-cell office:value-type="string" calcext:value-type="string">
            <text:p>Asia/Kuwait</text:p>
          </table:table-cell>
          <table:table-cell office:value-type="float" office:value="29.31" calcext:value-type="float">
            <text:p>29.31</text:p>
          </table:table-cell>
          <table:table-cell office:value-type="float" office:value="47.48" calcext:value-type="float">
            <text:p>47.48</text:p>
          </table:table-cell>
        </table:table-row>
        <table:table-row table:style-name="ro1">
          <table:table-cell office:value-type="string" calcext:value-type="string">
            <text:p>Asia/Phnom_Penh</text:p>
          </table:table-cell>
          <table:table-cell office:value-type="float" office:value="11.56" calcext:value-type="float">
            <text:p>11.56</text:p>
          </table:table-cell>
          <table:table-cell office:value-type="float" office:value="104.93" calcext:value-type="float">
            <text:p>104.93</text:p>
          </table:table-cell>
        </table:table-row>
        <table:table-row table:style-name="ro1">
          <table:table-cell office:value-type="string" calcext:value-type="string">
            <text:p>Asia/Vientiane</text:p>
          </table:table-cell>
          <table:table-cell office:value-type="float" office:value="17.98" calcext:value-type="float">
            <text:p>17.98</text:p>
          </table:table-cell>
          <table:table-cell office:value-type="float" office:value="102.63" calcext:value-type="float">
            <text:p>102.63</text:p>
          </table:table-cell>
        </table:table-row>
        <table:table-row table:style-name="ro1">
          <table:table-cell office:value-type="string" calcext:value-type="string">
            <text:p>Asia/Muscat</text:p>
          </table:table-cell>
          <table:table-cell office:value-type="float" office:value="23.59" calcext:value-type="float">
            <text:p>23.59</text:p>
          </table:table-cell>
          <table:table-cell office:value-type="float" office:value="58.38" calcext:value-type="float">
            <text:p>58.38</text:p>
          </table:table-cell>
        </table:table-row>
        <table:table-row table:style-name="ro1">
          <table:table-cell office:value-type="string" calcext:value-type="string">
            <text:p>Pacific/Saipan</text:p>
          </table:table-cell>
          <table:table-cell office:value-type="float" office:value="15.19" calcext:value-type="float">
            <text:p>15.19</text:p>
          </table:table-cell>
          <table:table-cell office:value-type="float" office:value="145.75" calcext:value-type="float">
            <text:p>145.75</text:p>
          </table:table-cell>
        </table:table-row>
        <table:table-row table:style-name="ro1">
          <table:table-cell office:value-type="string" calcext:value-type="string">
            <text:p>Antarctica/McMurdo</text:p>
          </table:table-cell>
          <table:table-cell office:value-type="float" office:value="-77.85" calcext:value-type="float">
            <text:p>-77.85</text:p>
          </table:table-cell>
          <table:table-cell office:value-type="float" office:value="166.67" calcext:value-type="float">
            <text:p>166.67</text:p>
          </table:table-cell>
        </table:table-row>
        <table:table-row table:style-name="ro1">
          <table:table-cell office:value-type="string" calcext:value-type="string">
            <text:p>Pacific/Midway</text:p>
          </table:table-cell>
          <table:table-cell office:value-type="float" office:value="28.21" calcext:value-type="float">
            <text:p>28.21</text:p>
          </table:table-cell>
          <table:table-cell office:value-type="float" office:value="-177.37" calcext:value-type="float">
            <text:p>-177.37</text:p>
          </table:table-cell>
        </table:table-row>
        <table:table-row table:style-name="ro1">
          <table:table-cell office:value-type="string" calcext:value-type="string">
            <text:p>Europe/Jersey</text:p>
          </table:table-cell>
          <table:table-cell office:value-type="float" office:value="49.21" calcext:value-type="float">
            <text:p>49.21</text:p>
          </table:table-cell>
          <table:table-cell office:value-type="float" office:value="-2.13" calcext:value-type="float">
            <text:p>-2.13</text:p>
          </table:table-cell>
        </table:table-row>
        <table:table-row table:style-name="ro1">
          <table:table-cell office:value-type="string" calcext:value-type="string">
            <text:p>Europe/Guernsey</text:p>
          </table:table-cell>
          <table:table-cell office:value-type="float" office:value="49.44" calcext:value-type="float">
            <text:p>49.44</text:p>
          </table:table-cell>
          <table:table-cell office:value-type="float" office:value="-2.59" calcext:value-type="float">
            <text:p>-2.59</text:p>
          </table:table-cell>
        </table:table-row>
        <table:table-row table:style-name="ro1">
          <table:table-cell office:value-type="string" calcext:value-type="string">
            <text:p>Europe/Isle_of_Man</text:p>
          </table:table-cell>
          <table:table-cell office:value-type="float" office:value="54.24" calcext:value-type="float">
            <text:p>54.24</text:p>
          </table:table-cell>
          <table:table-cell office:value-type="float" office:value="-4.55" calcext:value-type="float">
            <text:p>-4.55</text:p>
          </table:table-cell>
        </table:table-row>
        <table:table-row table:style-name="ro1">
          <table:table-cell office:value-type="string" calcext:value-type="string">
            <text:p>Europe/Mariehamn</text:p>
          </table:table-cell>
          <table:table-cell office:value-type="float" office:value="60.1" calcext:value-type="float">
            <text:p>60.1</text:p>
          </table:table-cell>
          <table:table-cell office:value-type="float" office:value="19.93" calcext:value-type="float">
            <text:p>19.93</text:p>
          </table:table-cell>
        </table:table-row>
        <table:table-row table:style-name="ro1">
          <table:table-cell office:value-type="string" calcext:value-type="string">
            <text:p>Europe/Busingen</text:p>
          </table:table-cell>
          <table:table-cell office:value-type="float" office:value="47.7" calcext:value-type="float">
            <text:p>47.7</text:p>
          </table:table-cell>
          <table:table-cell office:value-type="float" office:value="8.69" calcext:value-type="float">
            <text:p>8.69</text:p>
          </table:table-cell>
        </table:table-row>
        <table:table-row table:style-name="ro1">
          <table:table-cell office:value-type="string" calcext:value-type="string">
            <text:p>Europe/Vatican</text:p>
          </table:table-cell>
          <table:table-cell office:value-type="float" office:value="41.9" calcext:value-type="float">
            <text:p>41.9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string" calcext:value-type="string">
            <text:p>Europe/San_Marino</text:p>
          </table:table-cell>
          <table:table-cell office:value-type="float" office:value="43.94" calcext:value-type="float">
            <text:p>43.94</text:p>
          </table:table-cell>
          <table:table-cell office:value-type="float" office:value="12.46" calcext:value-type="float">
            <text:p>12.46</text:p>
          </table:table-cell>
        </table:table-row>
        <table:table-row table:style-name="ro1">
          <table:table-cell office:value-type="string" calcext:value-type="string">
            <text:p>Europe/Vaduz</text:p>
          </table:table-cell>
          <table:table-cell office:value-type="float" office:value="47.14" calcext:value-type="float">
            <text:p>47.14</text:p>
          </table:table-cell>
          <table:table-cell office:value-type="float" office:value="9.52" calcext:value-type="float">
            <text:p>9.52</text:p>
          </table:table-cell>
        </table:table-row>
        <table:table-row table:style-name="ro1">
          <table:table-cell office:value-type="string" calcext:value-type="string">
            <text:p>Arctic/Longyearbyen</text:p>
          </table:table-cell>
          <table:table-cell office:value-type="float" office:value="78.22" calcext:value-type="float">
            <text:p>78.22</text:p>
          </table:table-cell>
          <table:table-cell office:value-type="float" office:value="15.63" calcext:value-type="float">
            <text:p>15.63</text:p>
          </table:table-cell>
        </table:table-row>
        <table:table-row table:style-name="ro1">
          <table:table-cell office:value-type="string" calcext:value-type="string">
            <text:p>Europe/Ljubljana</text:p>
          </table:table-cell>
          <table:table-cell office:value-type="float" office:value="46.06" calcext:value-type="float">
            <text:p>46.06</text:p>
          </table:table-cell>
          <table:table-cell office:value-type="float" office:value="14.51" calcext:value-type="float">
            <text:p>14.51</text:p>
          </table:table-cell>
        </table:table-row>
        <table:table-row table:style-name="ro1">
          <table:table-cell office:value-type="string" calcext:value-type="string">
            <text:p>Europe/Podgorica</text:p>
          </table:table-cell>
          <table:table-cell office:value-type="float" office:value="42.43" calcext:value-type="float">
            <text:p>42.43</text:p>
          </table:table-cell>
          <table:table-cell office:value-type="float" office:value="19.26" calcext:value-type="float">
            <text:p>19.26</text:p>
          </table:table-cell>
        </table:table-row>
        <table:table-row table:style-name="ro1">
          <table:table-cell office:value-type="string" calcext:value-type="string">
            <text:p>Europe/Sarajevo</text:p>
          </table:table-cell>
          <table:table-cell office:value-type="float" office:value="43.86" calcext:value-type="float">
            <text:p>43.86</text:p>
          </table:table-cell>
          <table:table-cell office:value-type="float" office:value="18.41" calcext:value-type="float">
            <text:p>18.41</text:p>
          </table:table-cell>
        </table:table-row>
        <table:table-row table:style-name="ro1">
          <table:table-cell office:value-type="string" calcext:value-type="string">
            <text:p>Europe/Skopje</text:p>
          </table:table-cell>
          <table:table-cell office:value-type="float" office:value="42" calcext:value-type="float">
            <text:p>42</text:p>
          </table:table-cell>
          <table:table-cell office:value-type="float" office:value="21.43" calcext:value-type="float">
            <text:p>21.43</text:p>
          </table:table-cell>
        </table:table-row>
        <table:table-row table:style-name="ro1">
          <table:table-cell office:value-type="string" calcext:value-type="string">
            <text:p>Europe/Zagreb</text:p>
          </table:table-cell>
          <table:table-cell office:value-type="float" office:value="45.82" calcext:value-type="float">
            <text:p>45.82</text:p>
          </table:table-cell>
          <table:table-cell office:value-type="float" office:value="15.98" calcext:value-type="float">
            <text:p>15.98</text:p>
          </table:table-cell>
        </table:table-row>
        <table:table-row table:style-name="ro1">
          <table:table-cell office:value-type="string" calcext:value-type="string">
            <text:p>Europe/Bratislava</text:p>
          </table:table-cell>
          <table:table-cell office:value-type="float" office:value="48.15" calcext:value-type="float">
            <text:p>48.15</text:p>
          </table:table-cell>
          <table:table-cell office:value-type="float" office:value="17.11" calcext:value-type="float">
            <text:p>17.11</text:p>
          </table:table-cell>
        </table:table-row>
        <table:table-row table:style-name="ro1">
          <table:table-cell office:value-type="string" calcext:value-type="string">
            <text:p>Asia/Istanbul</text:p>
          </table:table-cell>
          <table:table-cell office:value-type="float" office:value="41" calcext:value-type="float">
            <text:p>41</text:p>
          </table:table-cell>
          <table:table-cell office:value-type="float" office:value="29.98" calcext:value-type="float">
            <text:p>29.98</text:p>
          </table:table-cell>
        </table:table-row>
        <table:table-row table:style-name="ro1">
          <table:table-cell office:value-type="string" calcext:value-type="string">
            <text:p>America/Cayman</text:p>
          </table:table-cell>
          <table:table-cell office:value-type="float" office:value="19.31" calcext:value-type="float">
            <text:p>19.31</text:p>
          </table:table-cell>
          <table:table-cell office:value-type="float" office:value="-81.25" calcext:value-type="float">
            <text:p>-81.25</text:p>
          </table:table-cell>
        </table:table-row>
        <table:table-row table:style-name="ro1">
          <table:table-cell office:value-type="string" calcext:value-type="string">
            <text:p>America/Aruba</text:p>
          </table:table-cell>
          <table:table-cell office:value-type="float" office:value="12.52" calcext:value-type="float">
            <text:p>12.52</text:p>
          </table:table-cell>
          <table:table-cell office:value-type="float" office:value="-69.97" calcext:value-type="float">
            <text:p>-69.97</text:p>
          </table:table-cell>
        </table:table-row>
        <table:table-row table:style-name="ro1">
          <table:table-cell office:value-type="string" calcext:value-type="string">
            <text:p>America/Lower_Princes</text:p>
          </table:table-cell>
          <table:table-cell office:value-type="float" office:value="18.05" calcext:value-type="float">
            <text:p>18.05</text:p>
          </table:table-cell>
          <table:table-cell office:value-type="float" office:value="-63.05" calcext:value-type="float">
            <text:p>-63.05</text:p>
          </table:table-cell>
        </table:table-row>
        <table:table-row table:style-name="ro1">
          <table:table-cell office:value-type="string" calcext:value-type="string">
            <text:p>America/Kralendijk</text:p>
          </table:table-cell>
          <table:table-cell office:value-type="float" office:value="12.14" calcext:value-type="float">
            <text:p>12.14</text:p>
          </table:table-cell>
          <table:table-cell office:value-type="float" office:value="-68.27" calcext:value-type="float">
            <text:p>-68.27</text:p>
          </table:table-cell>
        </table:table-row>
        <table:table-row table:style-name="ro1">
          <table:table-cell office:value-type="string" calcext:value-type="string">
            <text:p>America/Anguilla</text:p>
          </table:table-cell>
          <table:table-cell office:value-type="float" office:value="18.22" calcext:value-type="float">
            <text:p>18.22</text:p>
          </table:table-cell>
          <table:table-cell office:value-type="float" office:value="-63.07" calcext:value-type="float">
            <text:p>-63.07</text:p>
          </table:table-cell>
        </table:table-row>
        <table:table-row table:style-name="ro1">
          <table:table-cell office:value-type="string" calcext:value-type="string">
            <text:p>America/Antigua</text:p>
          </table:table-cell>
          <table:table-cell office:value-type="float" office:value="17.07" calcext:value-type="float">
            <text:p>17.07</text:p>
          </table:table-cell>
          <table:table-cell office:value-type="float" office:value="-61.82" calcext:value-type="float">
            <text:p>-61.82</text:p>
          </table:table-cell>
        </table:table-row>
        <table:table-row table:style-name="ro1">
          <table:table-cell office:value-type="string" calcext:value-type="string">
            <text:p>America/Dominica</text:p>
          </table:table-cell>
          <table:table-cell office:value-type="float" office:value="15.42" calcext:value-type="float">
            <text:p>15.42</text:p>
          </table:table-cell>
          <table:table-cell office:value-type="float" office:value="-61.37" calcext:value-type="float">
            <text:p>-61.37</text:p>
          </table:table-cell>
        </table:table-row>
        <table:table-row table:style-name="ro1">
          <table:table-cell office:value-type="string" calcext:value-type="string">
            <text:p>America/Grenada</text:p>
          </table:table-cell>
          <table:table-cell office:value-type="float" office:value="12.12" calcext:value-type="float">
            <text:p>12.12</text:p>
          </table:table-cell>
          <table:table-cell office:value-type="float" office:value="-61.68" calcext:value-type="float">
            <text:p>-61.68</text:p>
          </table:table-cell>
        </table:table-row>
        <table:table-row table:style-name="ro1">
          <table:table-cell office:value-type="string" calcext:value-type="string">
            <text:p>America/Guadeloupe</text:p>
          </table:table-cell>
          <table:table-cell office:value-type="float" office:value="16.27" calcext:value-type="float">
            <text:p>16.27</text:p>
          </table:table-cell>
          <table:table-cell office:value-type="float" office:value="-61.55" calcext:value-type="float">
            <text:p>-61.55</text:p>
          </table:table-cell>
        </table:table-row>
        <table:table-row table:style-name="ro1">
          <table:table-cell office:value-type="string" calcext:value-type="string">
            <text:p>America/Marigot</text:p>
          </table:table-cell>
          <table:table-cell office:value-type="float" office:value="18.07" calcext:value-type="float">
            <text:p>18.07</text:p>
          </table:table-cell>
          <table:table-cell office:value-type="float" office:value="-63.08" calcext:value-type="float">
            <text:p>-63.08</text:p>
          </table:table-cell>
        </table:table-row>
        <table:table-row table:style-name="ro1">
          <table:table-cell office:value-type="string" calcext:value-type="string">
            <text:p>America/Montserrat</text:p>
          </table:table-cell>
          <table:table-cell office:value-type="float" office:value="16.74" calcext:value-type="float">
            <text:p>16.74</text:p>
          </table:table-cell>
          <table:table-cell office:value-type="float" office:value="-62.19" calcext:value-type="float">
            <text:p>-62.19</text:p>
          </table:table-cell>
        </table:table-row>
        <table:table-row table:style-name="ro1">
          <table:table-cell office:value-type="string" calcext:value-type="string">
            <text:p>America/St_Barthelemy</text:p>
          </table:table-cell>
          <table:table-cell office:value-type="float" office:value="17.9" calcext:value-type="float">
            <text:p>17.9</text:p>
          </table:table-cell>
          <table:table-cell office:value-type="float" office:value="-62.83" calcext:value-type="float">
            <text:p>-62.83</text:p>
          </table:table-cell>
        </table:table-row>
        <table:table-row table:style-name="ro1">
          <table:table-cell office:value-type="string" calcext:value-type="string">
            <text:p>America/St_Kitts</text:p>
          </table:table-cell>
          <table:table-cell office:value-type="float" office:value="17.36" calcext:value-type="float">
            <text:p>17.36</text:p>
          </table:table-cell>
          <table:table-cell office:value-type="float" office:value="-62.78" calcext:value-type="float">
            <text:p>-62.78</text:p>
          </table:table-cell>
        </table:table-row>
        <table:table-row table:style-name="ro1">
          <table:table-cell office:value-type="string" calcext:value-type="string">
            <text:p>America/St_Lucia</text:p>
          </table:table-cell>
          <table:table-cell office:value-type="float" office:value="13.91" calcext:value-type="float">
            <text:p>13.91</text:p>
          </table:table-cell>
          <table:table-cell office:value-type="float" office:value="-60.98" calcext:value-type="float">
            <text:p>-60.98</text:p>
          </table:table-cell>
        </table:table-row>
        <table:table-row table:style-name="ro1">
          <table:table-cell office:value-type="string" calcext:value-type="string">
            <text:p>America/St_Thomas</text:p>
          </table:table-cell>
          <table:table-cell office:value-type="float" office:value="18.34" calcext:value-type="float">
            <text:p>18.34</text:p>
          </table:table-cell>
          <table:table-cell office:value-type="float" office:value="-64.89" calcext:value-type="float">
            <text:p>-64.89</text:p>
          </table:table-cell>
        </table:table-row>
        <table:table-row table:style-name="ro1">
          <table:table-cell office:value-type="string" calcext:value-type="string">
            <text:p>America/St_Vincent</text:p>
          </table:table-cell>
          <table:table-cell office:value-type="float" office:value="12.98" calcext:value-type="float">
            <text:p>12.98</text:p>
          </table:table-cell>
          <table:table-cell office:value-type="float" office:value="-61.29" calcext:value-type="float">
            <text:p>-61.29</text:p>
          </table:table-cell>
        </table:table-row>
        <table:table-row table:style-name="ro1">
          <table:table-cell office:value-type="string" calcext:value-type="string">
            <text:p>America/Tortola</text:p>
          </table:table-cell>
          <table:table-cell office:value-type="float" office:value="18.43" calcext:value-type="float">
            <text:p>18.43</text:p>
          </table:table-cell>
          <table:table-cell office:value-type="float" office:value="-64.63" calcext:value-type="float">
            <text:p>-64.63</text:p>
          </table:table-cell>
        </table:table-row>
      </table:table>
      <table:table table:name="Sheet2" table:style-name="ta1"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{“</text:p>
          </table:table-cell>
          <table:table-cell table:formula="of:=[$links.A1]" office:value-type="string" office:string-value="Africa/Bamako" calcext:value-type="string">
            <text:p>Africa/Bamako</text:p>
          </table:table-cell>
          <table:table-cell office:value-type="string" calcext:value-type="string">
            <text:p>“, timezone_location(</text:p>
          </table:table-cell>
          <table:table-cell table:formula="of:=[$links.B1]" office:value-type="float" office:value="12.64" calcext:value-type="float">
            <text:p>12.64</text:p>
          </table:table-cell>
          <table:table-cell office:value-type="string" calcext:value-type="string">
            <text:p>,</text:p>
          </table:table-cell>
          <table:table-cell table:formula="of:=[$links.C1]" office:value-type="float" office:value="-8" calcext:value-type="float">
            <text:p>-8</text:p>
          </table:table-cell>
          <table:table-cell office:value-type="string" calcext:value-type="string">
            <text:p>)},</text:p>
          </table:table-cell>
          <table:table-cell table:formula="of:=[.A1]&amp;[.B1]&amp;[.C1]&amp;[.D1]&amp;[.E1]&amp;[.F1]&amp;[.G1]" office:value-type="string" office:string-value="{“Africa/Bamako“, timezone_location(12.64,-8)}," calcext:value-type="string">
            <text:p>{“Africa/Bamako“, timezone_location(12.64,-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2]" office:value-type="string" office:string-value="Africa/Banjul" calcext:value-type="string">
            <text:p>Africa/Banjul</text:p>
          </table:table-cell>
          <table:table-cell office:value-type="string" calcext:value-type="string">
            <text:p>“, timezone_location(</text:p>
          </table:table-cell>
          <table:table-cell table:formula="of:=[$links.B2]" office:value-type="float" office:value="13.45" calcext:value-type="float">
            <text:p>13.45</text:p>
          </table:table-cell>
          <table:table-cell office:value-type="string" calcext:value-type="string">
            <text:p>,</text:p>
          </table:table-cell>
          <table:table-cell table:formula="of:=[$links.C2]" office:value-type="float" office:value="-16.58" calcext:value-type="float">
            <text:p>-16.58</text:p>
          </table:table-cell>
          <table:table-cell office:value-type="string" calcext:value-type="string">
            <text:p>)},</text:p>
          </table:table-cell>
          <table:table-cell table:formula="of:=[.A2]&amp;[.B2]&amp;[.C2]&amp;[.D2]&amp;[.E2]&amp;[.F2]&amp;[.G2]" office:value-type="string" office:string-value="{“Africa/Banjul“, timezone_location(13.45,-16.58)}," calcext:value-type="string">
            <text:p>{“Africa/Banjul“, timezone_location(13.45,-16.5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3]" office:value-type="string" office:string-value="Africa/Conakry" calcext:value-type="string">
            <text:p>Africa/Conakry</text:p>
          </table:table-cell>
          <table:table-cell office:value-type="string" calcext:value-type="string">
            <text:p>“, timezone_location(</text:p>
          </table:table-cell>
          <table:table-cell table:formula="of:=[$links.B3]" office:value-type="float" office:value="9.64" calcext:value-type="float">
            <text:p>9.64</text:p>
          </table:table-cell>
          <table:table-cell office:value-type="string" calcext:value-type="string">
            <text:p>,</text:p>
          </table:table-cell>
          <table:table-cell table:formula="of:=[$links.C3]" office:value-type="float" office:value="-13.58" calcext:value-type="float">
            <text:p>-13.58</text:p>
          </table:table-cell>
          <table:table-cell office:value-type="string" calcext:value-type="string">
            <text:p>)},</text:p>
          </table:table-cell>
          <table:table-cell table:formula="of:=[.A3]&amp;[.B3]&amp;[.C3]&amp;[.D3]&amp;[.E3]&amp;[.F3]&amp;[.G3]" office:value-type="string" office:string-value="{“Africa/Conakry“, timezone_location(9.64,-13.58)}," calcext:value-type="string">
            <text:p>{“Africa/Conakry“, timezone_location(9.64,-13.5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4]" office:value-type="string" office:string-value="Africa/Dakar" calcext:value-type="string">
            <text:p>Africa/Dakar</text:p>
          </table:table-cell>
          <table:table-cell office:value-type="string" calcext:value-type="string">
            <text:p>“, timezone_location(</text:p>
          </table:table-cell>
          <table:table-cell table:formula="of:=[$links.B4]" office:value-type="float" office:value="14.72" calcext:value-type="float">
            <text:p>14.72</text:p>
          </table:table-cell>
          <table:table-cell office:value-type="string" calcext:value-type="string">
            <text:p>,</text:p>
          </table:table-cell>
          <table:table-cell table:formula="of:=[$links.C4]" office:value-type="float" office:value="-17.47" calcext:value-type="float">
            <text:p>-17.47</text:p>
          </table:table-cell>
          <table:table-cell office:value-type="string" calcext:value-type="string">
            <text:p>)},</text:p>
          </table:table-cell>
          <table:table-cell table:formula="of:=[.A4]&amp;[.B4]&amp;[.C4]&amp;[.D4]&amp;[.E4]&amp;[.F4]&amp;[.G4]" office:value-type="string" office:string-value="{“Africa/Dakar“, timezone_location(14.72,-17.47)}," calcext:value-type="string">
            <text:p>{“Africa/Dakar“, timezone_location(14.72,-17.4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5]" office:value-type="string" office:string-value="Africa/Freetown" calcext:value-type="string">
            <text:p>Africa/Freetown</text:p>
          </table:table-cell>
          <table:table-cell office:value-type="string" calcext:value-type="string">
            <text:p>“, timezone_location(</text:p>
          </table:table-cell>
          <table:table-cell table:formula="of:=[$links.B5]" office:value-type="float" office:value="8.46" calcext:value-type="float">
            <text:p>8.46</text:p>
          </table:table-cell>
          <table:table-cell office:value-type="string" calcext:value-type="string">
            <text:p>,</text:p>
          </table:table-cell>
          <table:table-cell table:formula="of:=[$links.C5]" office:value-type="float" office:value="-13.23" calcext:value-type="float">
            <text:p>-13.23</text:p>
          </table:table-cell>
          <table:table-cell office:value-type="string" calcext:value-type="string">
            <text:p>)},</text:p>
          </table:table-cell>
          <table:table-cell table:formula="of:=[.A5]&amp;[.B5]&amp;[.C5]&amp;[.D5]&amp;[.E5]&amp;[.F5]&amp;[.G5]" office:value-type="string" office:string-value="{“Africa/Freetown“, timezone_location(8.46,-13.23)}," calcext:value-type="string">
            <text:p>{“Africa/Freetown“, timezone_location(8.46,-13.2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6]" office:value-type="string" office:string-value="Africa/Lome" calcext:value-type="string">
            <text:p>Africa/Lome</text:p>
          </table:table-cell>
          <table:table-cell office:value-type="string" calcext:value-type="string">
            <text:p>“, timezone_location(</text:p>
          </table:table-cell>
          <table:table-cell table:formula="of:=[$links.B6]" office:value-type="float" office:value="6.13" calcext:value-type="float">
            <text:p>6.13</text:p>
          </table:table-cell>
          <table:table-cell office:value-type="string" calcext:value-type="string">
            <text:p>,</text:p>
          </table:table-cell>
          <table:table-cell table:formula="of:=[$links.C6]" office:value-type="float" office:value="1.23" calcext:value-type="float">
            <text:p>1.23</text:p>
          </table:table-cell>
          <table:table-cell office:value-type="string" calcext:value-type="string">
            <text:p>)},</text:p>
          </table:table-cell>
          <table:table-cell table:formula="of:=[.A6]&amp;[.B6]&amp;[.C6]&amp;[.D6]&amp;[.E6]&amp;[.F6]&amp;[.G6]" office:value-type="string" office:string-value="{“Africa/Lome“, timezone_location(6.13,1.23)}," calcext:value-type="string">
            <text:p>{“Africa/Lome“, timezone_location(6.13,1.2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7]" office:value-type="string" office:string-value="Africa/Nouakchott" calcext:value-type="string">
            <text:p>Africa/Nouakchott</text:p>
          </table:table-cell>
          <table:table-cell office:value-type="string" calcext:value-type="string">
            <text:p>“, timezone_location(</text:p>
          </table:table-cell>
          <table:table-cell table:formula="of:=[$links.B7]" office:value-type="float" office:value="18.07" calcext:value-type="float">
            <text:p>18.07</text:p>
          </table:table-cell>
          <table:table-cell office:value-type="string" calcext:value-type="string">
            <text:p>,</text:p>
          </table:table-cell>
          <table:table-cell table:formula="of:=[$links.C7]" office:value-type="float" office:value="-15.96" calcext:value-type="float">
            <text:p>-15.96</text:p>
          </table:table-cell>
          <table:table-cell office:value-type="string" calcext:value-type="string">
            <text:p>)},</text:p>
          </table:table-cell>
          <table:table-cell table:formula="of:=[.A7]&amp;[.B7]&amp;[.C7]&amp;[.D7]&amp;[.E7]&amp;[.F7]&amp;[.G7]" office:value-type="string" office:string-value="{“Africa/Nouakchott“, timezone_location(18.07,-15.96)}," calcext:value-type="string">
            <text:p>{“Africa/Nouakchott“, timezone_location(18.07,-15.9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8]" office:value-type="string" office:string-value="Africa/Ouagadougou" calcext:value-type="string">
            <text:p>Africa/Ouagadougou</text:p>
          </table:table-cell>
          <table:table-cell office:value-type="string" calcext:value-type="string">
            <text:p>“, timezone_location(</text:p>
          </table:table-cell>
          <table:table-cell table:formula="of:=[$links.B8]" office:value-type="float" office:value="12.37" calcext:value-type="float">
            <text:p>12.37</text:p>
          </table:table-cell>
          <table:table-cell office:value-type="string" calcext:value-type="string">
            <text:p>,</text:p>
          </table:table-cell>
          <table:table-cell table:formula="of:=[$links.C8]" office:value-type="float" office:value="-1.52" calcext:value-type="float">
            <text:p>-1.52</text:p>
          </table:table-cell>
          <table:table-cell office:value-type="string" calcext:value-type="string">
            <text:p>)},</text:p>
          </table:table-cell>
          <table:table-cell table:formula="of:=[.A8]&amp;[.B8]&amp;[.C8]&amp;[.D8]&amp;[.E8]&amp;[.F8]&amp;[.G8]" office:value-type="string" office:string-value="{“Africa/Ouagadougou“, timezone_location(12.37,-1.52)}," calcext:value-type="string">
            <text:p>{“Africa/Ouagadougou“, timezone_location(12.37,-1.5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9]" office:value-type="string" office:string-value="Atlantic/St_Helena" calcext:value-type="string">
            <text:p>Atlantic/St_Helena</text:p>
          </table:table-cell>
          <table:table-cell office:value-type="string" calcext:value-type="string">
            <text:p>“, timezone_location(</text:p>
          </table:table-cell>
          <table:table-cell table:formula="of:=[$links.B9]" office:value-type="float" office:value="-15.97" calcext:value-type="float">
            <text:p>-15.97</text:p>
          </table:table-cell>
          <table:table-cell office:value-type="string" calcext:value-type="string">
            <text:p>,</text:p>
          </table:table-cell>
          <table:table-cell table:formula="of:=[$links.C9]" office:value-type="float" office:value="-5.71" calcext:value-type="float">
            <text:p>-5.71</text:p>
          </table:table-cell>
          <table:table-cell office:value-type="string" calcext:value-type="string">
            <text:p>)},</text:p>
          </table:table-cell>
          <table:table-cell table:formula="of:=[.A9]&amp;[.B9]&amp;[.C9]&amp;[.D9]&amp;[.E9]&amp;[.F9]&amp;[.G9]" office:value-type="string" office:string-value="{“Atlantic/St_Helena“, timezone_location(-15.97,-5.71)}," calcext:value-type="string">
            <text:p>{“Atlantic/St_Helena“, timezone_location(-15.97,-5.7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10]" office:value-type="string" office:string-value="Africa/Addis_Ababa" calcext:value-type="string">
            <text:p>Africa/Addis_Ababa</text:p>
          </table:table-cell>
          <table:table-cell office:value-type="string" calcext:value-type="string">
            <text:p>“, timezone_location(</text:p>
          </table:table-cell>
          <table:table-cell table:formula="of:=[$links.B10]" office:value-type="float" office:value="8.98" calcext:value-type="float">
            <text:p>8.98</text:p>
          </table:table-cell>
          <table:table-cell office:value-type="string" calcext:value-type="string">
            <text:p>,</text:p>
          </table:table-cell>
          <table:table-cell table:formula="of:=[$links.C10]" office:value-type="float" office:value="38.76" calcext:value-type="float">
            <text:p>38.76</text:p>
          </table:table-cell>
          <table:table-cell office:value-type="string" calcext:value-type="string">
            <text:p>)},</text:p>
          </table:table-cell>
          <table:table-cell table:formula="of:=[.A10]&amp;[.B10]&amp;[.C10]&amp;[.D10]&amp;[.E10]&amp;[.F10]&amp;[.G10]" office:value-type="string" office:string-value="{“Africa/Addis_Ababa“, timezone_location(8.98,38.76)}," calcext:value-type="string">
            <text:p>{“Africa/Addis_Ababa“, timezone_location(8.98,38.7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11]" office:value-type="string" office:string-value="Africa/Asmara" calcext:value-type="string">
            <text:p>Africa/Asmara</text:p>
          </table:table-cell>
          <table:table-cell office:value-type="string" calcext:value-type="string">
            <text:p>“, timezone_location(</text:p>
          </table:table-cell>
          <table:table-cell table:formula="of:=[$links.B11]" office:value-type="float" office:value="15.32" calcext:value-type="float">
            <text:p>15.32</text:p>
          </table:table-cell>
          <table:table-cell office:value-type="string" calcext:value-type="string">
            <text:p>,</text:p>
          </table:table-cell>
          <table:table-cell table:formula="of:=[$links.C11]" office:value-type="float" office:value="38.93" calcext:value-type="float">
            <text:p>38.93</text:p>
          </table:table-cell>
          <table:table-cell office:value-type="string" calcext:value-type="string">
            <text:p>)},</text:p>
          </table:table-cell>
          <table:table-cell table:formula="of:=[.A11]&amp;[.B11]&amp;[.C11]&amp;[.D11]&amp;[.E11]&amp;[.F11]&amp;[.G11]" office:value-type="string" office:string-value="{“Africa/Asmara“, timezone_location(15.32,38.93)}," calcext:value-type="string">
            <text:p>{“Africa/Asmara“, timezone_location(15.32,38.9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12]" office:value-type="string" office:string-value="Africa/Dar_es_Salaam" calcext:value-type="string">
            <text:p>Africa/Dar_es_Salaam</text:p>
          </table:table-cell>
          <table:table-cell office:value-type="string" calcext:value-type="string">
            <text:p>“, timezone_location(</text:p>
          </table:table-cell>
          <table:table-cell table:formula="of:=[$links.B12]" office:value-type="float" office:value="-6.79" calcext:value-type="float">
            <text:p>-6.79</text:p>
          </table:table-cell>
          <table:table-cell office:value-type="string" calcext:value-type="string">
            <text:p>,</text:p>
          </table:table-cell>
          <table:table-cell table:formula="of:=[$links.C12]" office:value-type="float" office:value="39.21" calcext:value-type="float">
            <text:p>39.21</text:p>
          </table:table-cell>
          <table:table-cell office:value-type="string" calcext:value-type="string">
            <text:p>)},</text:p>
          </table:table-cell>
          <table:table-cell table:formula="of:=[.A12]&amp;[.B12]&amp;[.C12]&amp;[.D12]&amp;[.E12]&amp;[.F12]&amp;[.G12]" office:value-type="string" office:string-value="{“Africa/Dar_es_Salaam“, timezone_location(-6.79,39.21)}," calcext:value-type="string">
            <text:p>{“Africa/Dar_es_Salaam“, timezone_location(-6.79,39.2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13]" office:value-type="string" office:string-value="Africa/Djibouti" calcext:value-type="string">
            <text:p>Africa/Djibouti</text:p>
          </table:table-cell>
          <table:table-cell office:value-type="string" calcext:value-type="string">
            <text:p>“, timezone_location(</text:p>
          </table:table-cell>
          <table:table-cell table:formula="of:=[$links.B13]" office:value-type="float" office:value="11.83" calcext:value-type="float">
            <text:p>11.83</text:p>
          </table:table-cell>
          <table:table-cell office:value-type="string" calcext:value-type="string">
            <text:p>,</text:p>
          </table:table-cell>
          <table:table-cell table:formula="of:=[$links.C13]" office:value-type="float" office:value="42.59" calcext:value-type="float">
            <text:p>42.59</text:p>
          </table:table-cell>
          <table:table-cell office:value-type="string" calcext:value-type="string">
            <text:p>)},</text:p>
          </table:table-cell>
          <table:table-cell table:formula="of:=[.A13]&amp;[.B13]&amp;[.C13]&amp;[.D13]&amp;[.E13]&amp;[.F13]&amp;[.G13]" office:value-type="string" office:string-value="{“Africa/Djibouti“, timezone_location(11.83,42.59)}," calcext:value-type="string">
            <text:p>{“Africa/Djibouti“, timezone_location(11.83,42.5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14]" office:value-type="string" office:string-value="Africa/Kampala" calcext:value-type="string">
            <text:p>Africa/Kampala</text:p>
          </table:table-cell>
          <table:table-cell office:value-type="string" calcext:value-type="string">
            <text:p>“, timezone_location(</text:p>
          </table:table-cell>
          <table:table-cell table:formula="of:=[$links.B14]" office:value-type="float" office:value="0.35" calcext:value-type="float">
            <text:p>0.35</text:p>
          </table:table-cell>
          <table:table-cell office:value-type="string" calcext:value-type="string">
            <text:p>,</text:p>
          </table:table-cell>
          <table:table-cell table:formula="of:=[$links.C14]" office:value-type="float" office:value="32.58" calcext:value-type="float">
            <text:p>32.58</text:p>
          </table:table-cell>
          <table:table-cell office:value-type="string" calcext:value-type="string">
            <text:p>)},</text:p>
          </table:table-cell>
          <table:table-cell table:formula="of:=[.A14]&amp;[.B14]&amp;[.C14]&amp;[.D14]&amp;[.E14]&amp;[.F14]&amp;[.G14]" office:value-type="string" office:string-value="{“Africa/Kampala“, timezone_location(0.35,32.58)}," calcext:value-type="string">
            <text:p>{“Africa/Kampala“, timezone_location(0.35,32.5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15]" office:value-type="string" office:string-value="Africa/Mogadishu" calcext:value-type="string">
            <text:p>Africa/Mogadishu</text:p>
          </table:table-cell>
          <table:table-cell office:value-type="string" calcext:value-type="string">
            <text:p>“, timezone_location(</text:p>
          </table:table-cell>
          <table:table-cell table:formula="of:=[$links.B15]" office:value-type="float" office:value="2.05" calcext:value-type="float">
            <text:p>2.05</text:p>
          </table:table-cell>
          <table:table-cell office:value-type="string" calcext:value-type="string">
            <text:p>,</text:p>
          </table:table-cell>
          <table:table-cell table:formula="of:=[$links.C15]" office:value-type="float" office:value="45.32" calcext:value-type="float">
            <text:p>45.32</text:p>
          </table:table-cell>
          <table:table-cell office:value-type="string" calcext:value-type="string">
            <text:p>)},</text:p>
          </table:table-cell>
          <table:table-cell table:formula="of:=[.A15]&amp;[.B15]&amp;[.C15]&amp;[.D15]&amp;[.E15]&amp;[.F15]&amp;[.G15]" office:value-type="string" office:string-value="{“Africa/Mogadishu“, timezone_location(2.05,45.32)}," calcext:value-type="string">
            <text:p>{“Africa/Mogadishu“, timezone_location(2.05,45.3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16]" office:value-type="string" office:string-value="Indian/Antananarivo" calcext:value-type="string">
            <text:p>Indian/Antananarivo</text:p>
          </table:table-cell>
          <table:table-cell office:value-type="string" calcext:value-type="string">
            <text:p>“, timezone_location(</text:p>
          </table:table-cell>
          <table:table-cell table:formula="of:=[$links.B16]" office:value-type="float" office:value="-18.88" calcext:value-type="float">
            <text:p>-18.88</text:p>
          </table:table-cell>
          <table:table-cell office:value-type="string" calcext:value-type="string">
            <text:p>,</text:p>
          </table:table-cell>
          <table:table-cell table:formula="of:=[$links.C16]" office:value-type="float" office:value="47.51" calcext:value-type="float">
            <text:p>47.51</text:p>
          </table:table-cell>
          <table:table-cell office:value-type="string" calcext:value-type="string">
            <text:p>)},</text:p>
          </table:table-cell>
          <table:table-cell table:formula="of:=[.A16]&amp;[.B16]&amp;[.C16]&amp;[.D16]&amp;[.E16]&amp;[.F16]&amp;[.G16]" office:value-type="string" office:string-value="{“Indian/Antananarivo“, timezone_location(-18.88,47.51)}," calcext:value-type="string">
            <text:p>{“Indian/Antananarivo“, timezone_location(-18.88,47.5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17]" office:value-type="string" office:string-value="Indian/Comoro" calcext:value-type="string">
            <text:p>Indian/Comoro</text:p>
          </table:table-cell>
          <table:table-cell office:value-type="string" calcext:value-type="string">
            <text:p>“, timezone_location(</text:p>
          </table:table-cell>
          <table:table-cell table:formula="of:=[$links.B17]" office:value-type="float" office:value="-11.65" calcext:value-type="float">
            <text:p>-11.65</text:p>
          </table:table-cell>
          <table:table-cell office:value-type="string" calcext:value-type="string">
            <text:p>,</text:p>
          </table:table-cell>
          <table:table-cell table:formula="of:=[$links.C17]" office:value-type="float" office:value="43.33" calcext:value-type="float">
            <text:p>43.33</text:p>
          </table:table-cell>
          <table:table-cell office:value-type="string" calcext:value-type="string">
            <text:p>)},</text:p>
          </table:table-cell>
          <table:table-cell table:formula="of:=[.A17]&amp;[.B17]&amp;[.C17]&amp;[.D17]&amp;[.E17]&amp;[.F17]&amp;[.G17]" office:value-type="string" office:string-value="{“Indian/Comoro“, timezone_location(-11.65,43.33)}," calcext:value-type="string">
            <text:p>{“Indian/Comoro“, timezone_location(-11.65,43.3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18]" office:value-type="string" office:string-value="Indian/Mayotte" calcext:value-type="string">
            <text:p>Indian/Mayotte</text:p>
          </table:table-cell>
          <table:table-cell office:value-type="string" calcext:value-type="string">
            <text:p>“, timezone_location(</text:p>
          </table:table-cell>
          <table:table-cell table:formula="of:=[$links.B18]" office:value-type="float" office:value="-12.83" calcext:value-type="float">
            <text:p>-12.83</text:p>
          </table:table-cell>
          <table:table-cell office:value-type="string" calcext:value-type="string">
            <text:p>,</text:p>
          </table:table-cell>
          <table:table-cell table:formula="of:=[$links.C18]" office:value-type="float" office:value="45.17" calcext:value-type="float">
            <text:p>45.17</text:p>
          </table:table-cell>
          <table:table-cell office:value-type="string" calcext:value-type="string">
            <text:p>)},</text:p>
          </table:table-cell>
          <table:table-cell table:formula="of:=[.A18]&amp;[.B18]&amp;[.C18]&amp;[.D18]&amp;[.E18]&amp;[.F18]&amp;[.G18]" office:value-type="string" office:string-value="{“Indian/Mayotte“, timezone_location(-12.83,45.17)}," calcext:value-type="string">
            <text:p>{“Indian/Mayotte“, timezone_location(-12.83,45.1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19]" office:value-type="string" office:string-value="Africa/Blantyre" calcext:value-type="string">
            <text:p>Africa/Blantyre</text:p>
          </table:table-cell>
          <table:table-cell office:value-type="string" calcext:value-type="string">
            <text:p>“, timezone_location(</text:p>
          </table:table-cell>
          <table:table-cell table:formula="of:=[$links.B19]" office:value-type="float" office:value="-15.77" calcext:value-type="float">
            <text:p>-15.77</text:p>
          </table:table-cell>
          <table:table-cell office:value-type="string" calcext:value-type="string">
            <text:p>,</text:p>
          </table:table-cell>
          <table:table-cell table:formula="of:=[$links.C19]" office:value-type="float" office:value="35.02" calcext:value-type="float">
            <text:p>35.02</text:p>
          </table:table-cell>
          <table:table-cell office:value-type="string" calcext:value-type="string">
            <text:p>)},</text:p>
          </table:table-cell>
          <table:table-cell table:formula="of:=[.A19]&amp;[.B19]&amp;[.C19]&amp;[.D19]&amp;[.E19]&amp;[.F19]&amp;[.G19]" office:value-type="string" office:string-value="{“Africa/Blantyre“, timezone_location(-15.77,35.02)}," calcext:value-type="string">
            <text:p>{“Africa/Blantyre“, timezone_location(-15.77,35.0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20]" office:value-type="string" office:string-value="Africa/Bujumbura" calcext:value-type="string">
            <text:p>Africa/Bujumbura</text:p>
          </table:table-cell>
          <table:table-cell office:value-type="string" calcext:value-type="string">
            <text:p>“, timezone_location(</text:p>
          </table:table-cell>
          <table:table-cell table:formula="of:=[$links.B20]" office:value-type="float" office:value="-3.36" calcext:value-type="float">
            <text:p>-3.36</text:p>
          </table:table-cell>
          <table:table-cell office:value-type="string" calcext:value-type="string">
            <text:p>,</text:p>
          </table:table-cell>
          <table:table-cell table:formula="of:=[$links.C20]" office:value-type="float" office:value="29.36" calcext:value-type="float">
            <text:p>29.36</text:p>
          </table:table-cell>
          <table:table-cell office:value-type="string" calcext:value-type="string">
            <text:p>)},</text:p>
          </table:table-cell>
          <table:table-cell table:formula="of:=[.A20]&amp;[.B20]&amp;[.C20]&amp;[.D20]&amp;[.E20]&amp;[.F20]&amp;[.G20]" office:value-type="string" office:string-value="{“Africa/Bujumbura“, timezone_location(-3.36,29.36)}," calcext:value-type="string">
            <text:p>{“Africa/Bujumbura“, timezone_location(-3.36,29.3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21]" office:value-type="string" office:string-value="Africa/Gaborone" calcext:value-type="string">
            <text:p>Africa/Gaborone</text:p>
          </table:table-cell>
          <table:table-cell office:value-type="string" calcext:value-type="string">
            <text:p>“, timezone_location(</text:p>
          </table:table-cell>
          <table:table-cell table:formula="of:=[$links.B21]" office:value-type="float" office:value="-24.63" calcext:value-type="float">
            <text:p>-24.63</text:p>
          </table:table-cell>
          <table:table-cell office:value-type="string" calcext:value-type="string">
            <text:p>,</text:p>
          </table:table-cell>
          <table:table-cell table:formula="of:=[$links.C21]" office:value-type="float" office:value="25.92" calcext:value-type="float">
            <text:p>25.92</text:p>
          </table:table-cell>
          <table:table-cell office:value-type="string" calcext:value-type="string">
            <text:p>)},</text:p>
          </table:table-cell>
          <table:table-cell table:formula="of:=[.A21]&amp;[.B21]&amp;[.C21]&amp;[.D21]&amp;[.E21]&amp;[.F21]&amp;[.G21]" office:value-type="string" office:string-value="{“Africa/Gaborone“, timezone_location(-24.63,25.92)}," calcext:value-type="string">
            <text:p>{“Africa/Gaborone“, timezone_location(-24.63,25.9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22]" office:value-type="string" office:string-value="Africa/Harare" calcext:value-type="string">
            <text:p>Africa/Harare</text:p>
          </table:table-cell>
          <table:table-cell office:value-type="string" calcext:value-type="string">
            <text:p>“, timezone_location(</text:p>
          </table:table-cell>
          <table:table-cell table:formula="of:=[$links.B22]" office:value-type="float" office:value="-17.83" calcext:value-type="float">
            <text:p>-17.83</text:p>
          </table:table-cell>
          <table:table-cell office:value-type="string" calcext:value-type="string">
            <text:p>,</text:p>
          </table:table-cell>
          <table:table-cell table:formula="of:=[$links.C22]" office:value-type="float" office:value="31.03" calcext:value-type="float">
            <text:p>31.03</text:p>
          </table:table-cell>
          <table:table-cell office:value-type="string" calcext:value-type="string">
            <text:p>)},</text:p>
          </table:table-cell>
          <table:table-cell table:formula="of:=[.A22]&amp;[.B22]&amp;[.C22]&amp;[.D22]&amp;[.E22]&amp;[.F22]&amp;[.G22]" office:value-type="string" office:string-value="{“Africa/Harare“, timezone_location(-17.83,31.03)}," calcext:value-type="string">
            <text:p>{“Africa/Harare“, timezone_location(-17.83,31.0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23]" office:value-type="string" office:string-value="Africa/Kigali" calcext:value-type="string">
            <text:p>Africa/Kigali</text:p>
          </table:table-cell>
          <table:table-cell office:value-type="string" calcext:value-type="string">
            <text:p>“, timezone_location(</text:p>
          </table:table-cell>
          <table:table-cell table:formula="of:=[$links.B23]" office:value-type="float" office:value="-1.94" calcext:value-type="float">
            <text:p>-1.94</text:p>
          </table:table-cell>
          <table:table-cell office:value-type="string" calcext:value-type="string">
            <text:p>,</text:p>
          </table:table-cell>
          <table:table-cell table:formula="of:=[$links.C23]" office:value-type="float" office:value="30.06" calcext:value-type="float">
            <text:p>30.06</text:p>
          </table:table-cell>
          <table:table-cell office:value-type="string" calcext:value-type="string">
            <text:p>)},</text:p>
          </table:table-cell>
          <table:table-cell table:formula="of:=[.A23]&amp;[.B23]&amp;[.C23]&amp;[.D23]&amp;[.E23]&amp;[.F23]&amp;[.G23]" office:value-type="string" office:string-value="{“Africa/Kigali“, timezone_location(-1.94,30.06)}," calcext:value-type="string">
            <text:p>{“Africa/Kigali“, timezone_location(-1.94,30.0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24]" office:value-type="string" office:string-value="Africa/Lubumbashi" calcext:value-type="string">
            <text:p>Africa/Lubumbashi</text:p>
          </table:table-cell>
          <table:table-cell office:value-type="string" calcext:value-type="string">
            <text:p>“, timezone_location(</text:p>
          </table:table-cell>
          <table:table-cell table:formula="of:=[$links.B24]" office:value-type="float" office:value="-11.69" calcext:value-type="float">
            <text:p>-11.69</text:p>
          </table:table-cell>
          <table:table-cell office:value-type="string" calcext:value-type="string">
            <text:p>,</text:p>
          </table:table-cell>
          <table:table-cell table:formula="of:=[$links.C24]" office:value-type="float" office:value="27.5" calcext:value-type="float">
            <text:p>27.5</text:p>
          </table:table-cell>
          <table:table-cell office:value-type="string" calcext:value-type="string">
            <text:p>)},</text:p>
          </table:table-cell>
          <table:table-cell table:formula="of:=[.A24]&amp;[.B24]&amp;[.C24]&amp;[.D24]&amp;[.E24]&amp;[.F24]&amp;[.G24]" office:value-type="string" office:string-value="{“Africa/Lubumbashi“, timezone_location(-11.69,27.5)}," calcext:value-type="string">
            <text:p>{“Africa/Lubumbashi“, timezone_location(-11.69,27.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25]" office:value-type="string" office:string-value="Africa/Lusaka" calcext:value-type="string">
            <text:p>Africa/Lusaka</text:p>
          </table:table-cell>
          <table:table-cell office:value-type="string" calcext:value-type="string">
            <text:p>“, timezone_location(</text:p>
          </table:table-cell>
          <table:table-cell table:formula="of:=[$links.B25]" office:value-type="float" office:value="-15.39" calcext:value-type="float">
            <text:p>-15.39</text:p>
          </table:table-cell>
          <table:table-cell office:value-type="string" calcext:value-type="string">
            <text:p>,</text:p>
          </table:table-cell>
          <table:table-cell table:formula="of:=[$links.C25]" office:value-type="float" office:value="28.32" calcext:value-type="float">
            <text:p>28.32</text:p>
          </table:table-cell>
          <table:table-cell office:value-type="string" calcext:value-type="string">
            <text:p>)},</text:p>
          </table:table-cell>
          <table:table-cell table:formula="of:=[.A25]&amp;[.B25]&amp;[.C25]&amp;[.D25]&amp;[.E25]&amp;[.F25]&amp;[.G25]" office:value-type="string" office:string-value="{“Africa/Lusaka“, timezone_location(-15.39,28.32)}," calcext:value-type="string">
            <text:p>{“Africa/Lusaka“, timezone_location(-15.39,28.3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26]" office:value-type="string" office:string-value="Africa/Bangui" calcext:value-type="string">
            <text:p>Africa/Bangui</text:p>
          </table:table-cell>
          <table:table-cell office:value-type="string" calcext:value-type="string">
            <text:p>“, timezone_location(</text:p>
          </table:table-cell>
          <table:table-cell table:formula="of:=[$links.B26]" office:value-type="float" office:value="4.39" calcext:value-type="float">
            <text:p>4.39</text:p>
          </table:table-cell>
          <table:table-cell office:value-type="string" calcext:value-type="string">
            <text:p>,</text:p>
          </table:table-cell>
          <table:table-cell table:formula="of:=[$links.C26]" office:value-type="float" office:value="15.56" calcext:value-type="float">
            <text:p>15.56</text:p>
          </table:table-cell>
          <table:table-cell office:value-type="string" calcext:value-type="string">
            <text:p>)},</text:p>
          </table:table-cell>
          <table:table-cell table:formula="of:=[.A26]&amp;[.B26]&amp;[.C26]&amp;[.D26]&amp;[.E26]&amp;[.F26]&amp;[.G26]" office:value-type="string" office:string-value="{“Africa/Bangui“, timezone_location(4.39,15.56)}," calcext:value-type="string">
            <text:p>{“Africa/Bangui“, timezone_location(4.39,15.5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27]" office:value-type="string" office:string-value="Africa/Brazzaville" calcext:value-type="string">
            <text:p>Africa/Brazzaville</text:p>
          </table:table-cell>
          <table:table-cell office:value-type="string" calcext:value-type="string">
            <text:p>“, timezone_location(</text:p>
          </table:table-cell>
          <table:table-cell table:formula="of:=[$links.B27]" office:value-type="float" office:value="-4.26" calcext:value-type="float">
            <text:p>-4.26</text:p>
          </table:table-cell>
          <table:table-cell office:value-type="string" calcext:value-type="string">
            <text:p>,</text:p>
          </table:table-cell>
          <table:table-cell table:formula="of:=[$links.C27]" office:value-type="float" office:value="15.24" calcext:value-type="float">
            <text:p>15.24</text:p>
          </table:table-cell>
          <table:table-cell office:value-type="string" calcext:value-type="string">
            <text:p>)},</text:p>
          </table:table-cell>
          <table:table-cell table:formula="of:=[.A27]&amp;[.B27]&amp;[.C27]&amp;[.D27]&amp;[.E27]&amp;[.F27]&amp;[.G27]" office:value-type="string" office:string-value="{“Africa/Brazzaville“, timezone_location(-4.26,15.24)}," calcext:value-type="string">
            <text:p>{“Africa/Brazzaville“, timezone_location(-4.26,15.2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28]" office:value-type="string" office:string-value="Africa/Douala" calcext:value-type="string">
            <text:p>Africa/Douala</text:p>
          </table:table-cell>
          <table:table-cell office:value-type="string" calcext:value-type="string">
            <text:p>“, timezone_location(</text:p>
          </table:table-cell>
          <table:table-cell table:formula="of:=[$links.B28]" office:value-type="float" office:value="4.05" calcext:value-type="float">
            <text:p>4.05</text:p>
          </table:table-cell>
          <table:table-cell office:value-type="string" calcext:value-type="string">
            <text:p>,</text:p>
          </table:table-cell>
          <table:table-cell table:formula="of:=[$links.C28]" office:value-type="float" office:value="9.77" calcext:value-type="float">
            <text:p>9.77</text:p>
          </table:table-cell>
          <table:table-cell office:value-type="string" calcext:value-type="string">
            <text:p>)},</text:p>
          </table:table-cell>
          <table:table-cell table:formula="of:=[.A28]&amp;[.B28]&amp;[.C28]&amp;[.D28]&amp;[.E28]&amp;[.F28]&amp;[.G28]" office:value-type="string" office:string-value="{“Africa/Douala“, timezone_location(4.05,9.77)}," calcext:value-type="string">
            <text:p>{“Africa/Douala“, timezone_location(4.05,9.7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29]" office:value-type="string" office:string-value="Africa/Kinshasa" calcext:value-type="string">
            <text:p>Africa/Kinshasa</text:p>
          </table:table-cell>
          <table:table-cell office:value-type="string" calcext:value-type="string">
            <text:p>“, timezone_location(</text:p>
          </table:table-cell>
          <table:table-cell table:formula="of:=[$links.B29]" office:value-type="float" office:value="-4.44" calcext:value-type="float">
            <text:p>-4.44</text:p>
          </table:table-cell>
          <table:table-cell office:value-type="string" calcext:value-type="string">
            <text:p>,</text:p>
          </table:table-cell>
          <table:table-cell table:formula="of:=[$links.C29]" office:value-type="float" office:value="15.27" calcext:value-type="float">
            <text:p>15.27</text:p>
          </table:table-cell>
          <table:table-cell office:value-type="string" calcext:value-type="string">
            <text:p>)},</text:p>
          </table:table-cell>
          <table:table-cell table:formula="of:=[.A29]&amp;[.B29]&amp;[.C29]&amp;[.D29]&amp;[.E29]&amp;[.F29]&amp;[.G29]" office:value-type="string" office:string-value="{“Africa/Kinshasa“, timezone_location(-4.44,15.27)}," calcext:value-type="string">
            <text:p>{“Africa/Kinshasa“, timezone_location(-4.44,15.2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30]" office:value-type="string" office:string-value="Africa/Libreville" calcext:value-type="string">
            <text:p>Africa/Libreville</text:p>
          </table:table-cell>
          <table:table-cell office:value-type="string" calcext:value-type="string">
            <text:p>“, timezone_location(</text:p>
          </table:table-cell>
          <table:table-cell table:formula="of:=[$links.B30]" office:value-type="float" office:value="0.42" calcext:value-type="float">
            <text:p>0.42</text:p>
          </table:table-cell>
          <table:table-cell office:value-type="string" calcext:value-type="string">
            <text:p>,</text:p>
          </table:table-cell>
          <table:table-cell table:formula="of:=[$links.C30]" office:value-type="float" office:value="9.47" calcext:value-type="float">
            <text:p>9.47</text:p>
          </table:table-cell>
          <table:table-cell office:value-type="string" calcext:value-type="string">
            <text:p>)},</text:p>
          </table:table-cell>
          <table:table-cell table:formula="of:=[.A30]&amp;[.B30]&amp;[.C30]&amp;[.D30]&amp;[.E30]&amp;[.F30]&amp;[.G30]" office:value-type="string" office:string-value="{“Africa/Libreville“, timezone_location(0.42,9.47)}," calcext:value-type="string">
            <text:p>{“Africa/Libreville“, timezone_location(0.42,9.4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31]" office:value-type="string" office:string-value="Africa/Luanda" calcext:value-type="string">
            <text:p>Africa/Luanda</text:p>
          </table:table-cell>
          <table:table-cell office:value-type="string" calcext:value-type="string">
            <text:p>“, timezone_location(</text:p>
          </table:table-cell>
          <table:table-cell table:formula="of:=[$links.B31]" office:value-type="float" office:value="-8.81" calcext:value-type="float">
            <text:p>-8.81</text:p>
          </table:table-cell>
          <table:table-cell office:value-type="string" calcext:value-type="string">
            <text:p>,</text:p>
          </table:table-cell>
          <table:table-cell table:formula="of:=[$links.C31]" office:value-type="float" office:value="13.23" calcext:value-type="float">
            <text:p>13.23</text:p>
          </table:table-cell>
          <table:table-cell office:value-type="string" calcext:value-type="string">
            <text:p>)},</text:p>
          </table:table-cell>
          <table:table-cell table:formula="of:=[.A31]&amp;[.B31]&amp;[.C31]&amp;[.D31]&amp;[.E31]&amp;[.F31]&amp;[.G31]" office:value-type="string" office:string-value="{“Africa/Luanda“, timezone_location(-8.81,13.23)}," calcext:value-type="string">
            <text:p>{“Africa/Luanda“, timezone_location(-8.81,13.2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32]" office:value-type="string" office:string-value="Africa/Malabo" calcext:value-type="string">
            <text:p>Africa/Malabo</text:p>
          </table:table-cell>
          <table:table-cell office:value-type="string" calcext:value-type="string">
            <text:p>“, timezone_location(</text:p>
          </table:table-cell>
          <table:table-cell table:formula="of:=[$links.B32]" office:value-type="float" office:value="3.76" calcext:value-type="float">
            <text:p>3.76</text:p>
          </table:table-cell>
          <table:table-cell office:value-type="string" calcext:value-type="string">
            <text:p>,</text:p>
          </table:table-cell>
          <table:table-cell table:formula="of:=[$links.C32]" office:value-type="float" office:value="8.78" calcext:value-type="float">
            <text:p>8.78</text:p>
          </table:table-cell>
          <table:table-cell office:value-type="string" calcext:value-type="string">
            <text:p>)},</text:p>
          </table:table-cell>
          <table:table-cell table:formula="of:=[.A32]&amp;[.B32]&amp;[.C32]&amp;[.D32]&amp;[.E32]&amp;[.F32]&amp;[.G32]" office:value-type="string" office:string-value="{“Africa/Malabo“, timezone_location(3.76,8.78)}," calcext:value-type="string">
            <text:p>{“Africa/Malabo“, timezone_location(3.76,8.7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33]" office:value-type="string" office:string-value="Africa/Niamey" calcext:value-type="string">
            <text:p>Africa/Niamey</text:p>
          </table:table-cell>
          <table:table-cell office:value-type="string" calcext:value-type="string">
            <text:p>“, timezone_location(</text:p>
          </table:table-cell>
          <table:table-cell table:formula="of:=[$links.B33]" office:value-type="float" office:value="13.51" calcext:value-type="float">
            <text:p>13.51</text:p>
          </table:table-cell>
          <table:table-cell office:value-type="string" calcext:value-type="string">
            <text:p>,</text:p>
          </table:table-cell>
          <table:table-cell table:formula="of:=[$links.C33]" office:value-type="float" office:value="2.13" calcext:value-type="float">
            <text:p>2.13</text:p>
          </table:table-cell>
          <table:table-cell office:value-type="string" calcext:value-type="string">
            <text:p>)},</text:p>
          </table:table-cell>
          <table:table-cell table:formula="of:=[.A33]&amp;[.B33]&amp;[.C33]&amp;[.D33]&amp;[.E33]&amp;[.F33]&amp;[.G33]" office:value-type="string" office:string-value="{“Africa/Niamey“, timezone_location(13.51,2.13)}," calcext:value-type="string">
            <text:p>{“Africa/Niamey“, timezone_location(13.51,2.1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34]" office:value-type="string" office:string-value="Africa/Porto-Novo" calcext:value-type="string">
            <text:p>Africa/Porto-Novo</text:p>
          </table:table-cell>
          <table:table-cell office:value-type="string" calcext:value-type="string">
            <text:p>“, timezone_location(</text:p>
          </table:table-cell>
          <table:table-cell table:formula="of:=[$links.B34]" office:value-type="float" office:value="6.5" calcext:value-type="float">
            <text:p>6.5</text:p>
          </table:table-cell>
          <table:table-cell office:value-type="string" calcext:value-type="string">
            <text:p>,</text:p>
          </table:table-cell>
          <table:table-cell table:formula="of:=[$links.C34]" office:value-type="float" office:value="2.63" calcext:value-type="float">
            <text:p>2.63</text:p>
          </table:table-cell>
          <table:table-cell office:value-type="string" calcext:value-type="string">
            <text:p>)},</text:p>
          </table:table-cell>
          <table:table-cell table:formula="of:=[.A34]&amp;[.B34]&amp;[.C34]&amp;[.D34]&amp;[.E34]&amp;[.F34]&amp;[.G34]" office:value-type="string" office:string-value="{“Africa/Porto-Novo“, timezone_location(6.5,2.63)}," calcext:value-type="string">
            <text:p>{“Africa/Porto-Novo“, timezone_location(6.5,2.6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35]" office:value-type="string" office:string-value="Africa/Maseru" calcext:value-type="string">
            <text:p>Africa/Maseru</text:p>
          </table:table-cell>
          <table:table-cell office:value-type="string" calcext:value-type="string">
            <text:p>“, timezone_location(</text:p>
          </table:table-cell>
          <table:table-cell table:formula="of:=[$links.B35]" office:value-type="float" office:value="-29.32" calcext:value-type="float">
            <text:p>-29.32</text:p>
          </table:table-cell>
          <table:table-cell office:value-type="string" calcext:value-type="string">
            <text:p>,</text:p>
          </table:table-cell>
          <table:table-cell table:formula="of:=[$links.C35]" office:value-type="float" office:value="27.49" calcext:value-type="float">
            <text:p>27.49</text:p>
          </table:table-cell>
          <table:table-cell office:value-type="string" calcext:value-type="string">
            <text:p>)},</text:p>
          </table:table-cell>
          <table:table-cell table:formula="of:=[.A35]&amp;[.B35]&amp;[.C35]&amp;[.D35]&amp;[.E35]&amp;[.F35]&amp;[.G35]" office:value-type="string" office:string-value="{“Africa/Maseru“, timezone_location(-29.32,27.49)}," calcext:value-type="string">
            <text:p>{“Africa/Maseru“, timezone_location(-29.32,27.4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36]" office:value-type="string" office:string-value="Africa/Mbabane" calcext:value-type="string">
            <text:p>Africa/Mbabane</text:p>
          </table:table-cell>
          <table:table-cell office:value-type="string" calcext:value-type="string">
            <text:p>“, timezone_location(</text:p>
          </table:table-cell>
          <table:table-cell table:formula="of:=[$links.B36]" office:value-type="float" office:value="-26.31" calcext:value-type="float">
            <text:p>-26.31</text:p>
          </table:table-cell>
          <table:table-cell office:value-type="string" calcext:value-type="string">
            <text:p>,</text:p>
          </table:table-cell>
          <table:table-cell table:formula="of:=[$links.C36]" office:value-type="float" office:value="31.14" calcext:value-type="float">
            <text:p>31.14</text:p>
          </table:table-cell>
          <table:table-cell office:value-type="string" calcext:value-type="string">
            <text:p>)},</text:p>
          </table:table-cell>
          <table:table-cell table:formula="of:=[.A36]&amp;[.B36]&amp;[.C36]&amp;[.D36]&amp;[.E36]&amp;[.F36]&amp;[.G36]" office:value-type="string" office:string-value="{“Africa/Mbabane“, timezone_location(-26.31,31.14)}," calcext:value-type="string">
            <text:p>{“Africa/Mbabane“, timezone_location(-26.31,31.14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37]" office:value-type="string" office:string-value="Europe/Nicosia" calcext:value-type="string">
            <text:p>Europe/Nicosia</text:p>
          </table:table-cell>
          <table:table-cell office:value-type="string" calcext:value-type="string">
            <text:p>“, timezone_location(</text:p>
          </table:table-cell>
          <table:table-cell table:formula="of:=[$links.B37]" office:value-type="float" office:value="35.19" calcext:value-type="float">
            <text:p>35.19</text:p>
          </table:table-cell>
          <table:table-cell office:value-type="string" calcext:value-type="string">
            <text:p>,</text:p>
          </table:table-cell>
          <table:table-cell table:formula="of:=[$links.C37]" office:value-type="float" office:value="33.38" calcext:value-type="float">
            <text:p>33.38</text:p>
          </table:table-cell>
          <table:table-cell office:value-type="string" calcext:value-type="string">
            <text:p>)},</text:p>
          </table:table-cell>
          <table:table-cell table:formula="of:=[.A37]&amp;[.B37]&amp;[.C37]&amp;[.D37]&amp;[.E37]&amp;[.F37]&amp;[.G37]" office:value-type="string" office:string-value="{“Europe/Nicosia“, timezone_location(35.19,33.38)}," calcext:value-type="string">
            <text:p>{“Europe/Nicosia“, timezone_location(35.19,33.3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38]" office:value-type="string" office:string-value="Asia/Bahrain" calcext:value-type="string">
            <text:p>Asia/Bahrain</text:p>
          </table:table-cell>
          <table:table-cell office:value-type="string" calcext:value-type="string">
            <text:p>“, timezone_location(</text:p>
          </table:table-cell>
          <table:table-cell table:formula="of:=[$links.B38]" office:value-type="float" office:value="26.07" calcext:value-type="float">
            <text:p>26.07</text:p>
          </table:table-cell>
          <table:table-cell office:value-type="string" calcext:value-type="string">
            <text:p>,</text:p>
          </table:table-cell>
          <table:table-cell table:formula="of:=[$links.C38]" office:value-type="float" office:value="50.56" calcext:value-type="float">
            <text:p>50.56</text:p>
          </table:table-cell>
          <table:table-cell office:value-type="string" calcext:value-type="string">
            <text:p>)},</text:p>
          </table:table-cell>
          <table:table-cell table:formula="of:=[.A38]&amp;[.B38]&amp;[.C38]&amp;[.D38]&amp;[.E38]&amp;[.F38]&amp;[.G38]" office:value-type="string" office:string-value="{“Asia/Bahrain“, timezone_location(26.07,50.56)}," calcext:value-type="string">
            <text:p>{“Asia/Bahrain“, timezone_location(26.07,50.5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39]" office:value-type="string" office:string-value="Asia/Aden" calcext:value-type="string">
            <text:p>Asia/Aden</text:p>
          </table:table-cell>
          <table:table-cell office:value-type="string" calcext:value-type="string">
            <text:p>“, timezone_location(</text:p>
          </table:table-cell>
          <table:table-cell table:formula="of:=[$links.B39]" office:value-type="float" office:value="12.79" calcext:value-type="float">
            <text:p>12.79</text:p>
          </table:table-cell>
          <table:table-cell office:value-type="string" calcext:value-type="string">
            <text:p>,</text:p>
          </table:table-cell>
          <table:table-cell table:formula="of:=[$links.C39]" office:value-type="float" office:value="45.02" calcext:value-type="float">
            <text:p>45.02</text:p>
          </table:table-cell>
          <table:table-cell office:value-type="string" calcext:value-type="string">
            <text:p>)},</text:p>
          </table:table-cell>
          <table:table-cell table:formula="of:=[.A39]&amp;[.B39]&amp;[.C39]&amp;[.D39]&amp;[.E39]&amp;[.F39]&amp;[.G39]" office:value-type="string" office:string-value="{“Asia/Aden“, timezone_location(12.79,45.02)}," calcext:value-type="string">
            <text:p>{“Asia/Aden“, timezone_location(12.79,45.0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40]" office:value-type="string" office:string-value="Asia/Kuwait" calcext:value-type="string">
            <text:p>Asia/Kuwait</text:p>
          </table:table-cell>
          <table:table-cell office:value-type="string" calcext:value-type="string">
            <text:p>“, timezone_location(</text:p>
          </table:table-cell>
          <table:table-cell table:formula="of:=[$links.B40]" office:value-type="float" office:value="29.31" calcext:value-type="float">
            <text:p>29.31</text:p>
          </table:table-cell>
          <table:table-cell office:value-type="string" calcext:value-type="string">
            <text:p>,</text:p>
          </table:table-cell>
          <table:table-cell table:formula="of:=[$links.C40]" office:value-type="float" office:value="47.48" calcext:value-type="float">
            <text:p>47.48</text:p>
          </table:table-cell>
          <table:table-cell office:value-type="string" calcext:value-type="string">
            <text:p>)},</text:p>
          </table:table-cell>
          <table:table-cell table:formula="of:=[.A40]&amp;[.B40]&amp;[.C40]&amp;[.D40]&amp;[.E40]&amp;[.F40]&amp;[.G40]" office:value-type="string" office:string-value="{“Asia/Kuwait“, timezone_location(29.31,47.48)}," calcext:value-type="string">
            <text:p>{“Asia/Kuwait“, timezone_location(29.31,47.4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41]" office:value-type="string" office:string-value="Asia/Phnom_Penh" calcext:value-type="string">
            <text:p>Asia/Phnom_Penh</text:p>
          </table:table-cell>
          <table:table-cell office:value-type="string" calcext:value-type="string">
            <text:p>“, timezone_location(</text:p>
          </table:table-cell>
          <table:table-cell table:formula="of:=[$links.B41]" office:value-type="float" office:value="11.56" calcext:value-type="float">
            <text:p>11.56</text:p>
          </table:table-cell>
          <table:table-cell office:value-type="string" calcext:value-type="string">
            <text:p>,</text:p>
          </table:table-cell>
          <table:table-cell table:formula="of:=[$links.C41]" office:value-type="float" office:value="104.93" calcext:value-type="float">
            <text:p>104.93</text:p>
          </table:table-cell>
          <table:table-cell office:value-type="string" calcext:value-type="string">
            <text:p>)},</text:p>
          </table:table-cell>
          <table:table-cell table:formula="of:=[.A41]&amp;[.B41]&amp;[.C41]&amp;[.D41]&amp;[.E41]&amp;[.F41]&amp;[.G41]" office:value-type="string" office:string-value="{“Asia/Phnom_Penh“, timezone_location(11.56,104.93)}," calcext:value-type="string">
            <text:p>{“Asia/Phnom_Penh“, timezone_location(11.56,104.9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42]" office:value-type="string" office:string-value="Asia/Vientiane" calcext:value-type="string">
            <text:p>Asia/Vientiane</text:p>
          </table:table-cell>
          <table:table-cell office:value-type="string" calcext:value-type="string">
            <text:p>“, timezone_location(</text:p>
          </table:table-cell>
          <table:table-cell table:formula="of:=[$links.B42]" office:value-type="float" office:value="17.98" calcext:value-type="float">
            <text:p>17.98</text:p>
          </table:table-cell>
          <table:table-cell office:value-type="string" calcext:value-type="string">
            <text:p>,</text:p>
          </table:table-cell>
          <table:table-cell table:formula="of:=[$links.C42]" office:value-type="float" office:value="102.63" calcext:value-type="float">
            <text:p>102.63</text:p>
          </table:table-cell>
          <table:table-cell office:value-type="string" calcext:value-type="string">
            <text:p>)},</text:p>
          </table:table-cell>
          <table:table-cell table:formula="of:=[.A42]&amp;[.B42]&amp;[.C42]&amp;[.D42]&amp;[.E42]&amp;[.F42]&amp;[.G42]" office:value-type="string" office:string-value="{“Asia/Vientiane“, timezone_location(17.98,102.63)}," calcext:value-type="string">
            <text:p>{“Asia/Vientiane“, timezone_location(17.98,102.6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43]" office:value-type="string" office:string-value="Asia/Muscat" calcext:value-type="string">
            <text:p>Asia/Muscat</text:p>
          </table:table-cell>
          <table:table-cell office:value-type="string" calcext:value-type="string">
            <text:p>“, timezone_location(</text:p>
          </table:table-cell>
          <table:table-cell table:formula="of:=[$links.B43]" office:value-type="float" office:value="23.59" calcext:value-type="float">
            <text:p>23.59</text:p>
          </table:table-cell>
          <table:table-cell office:value-type="string" calcext:value-type="string">
            <text:p>,</text:p>
          </table:table-cell>
          <table:table-cell table:formula="of:=[$links.C43]" office:value-type="float" office:value="58.38" calcext:value-type="float">
            <text:p>58.38</text:p>
          </table:table-cell>
          <table:table-cell office:value-type="string" calcext:value-type="string">
            <text:p>)},</text:p>
          </table:table-cell>
          <table:table-cell table:formula="of:=[.A43]&amp;[.B43]&amp;[.C43]&amp;[.D43]&amp;[.E43]&amp;[.F43]&amp;[.G43]" office:value-type="string" office:string-value="{“Asia/Muscat“, timezone_location(23.59,58.38)}," calcext:value-type="string">
            <text:p>{“Asia/Muscat“, timezone_location(23.59,58.3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44]" office:value-type="string" office:string-value="Pacific/Saipan" calcext:value-type="string">
            <text:p>Pacific/Saipan</text:p>
          </table:table-cell>
          <table:table-cell office:value-type="string" calcext:value-type="string">
            <text:p>“, timezone_location(</text:p>
          </table:table-cell>
          <table:table-cell table:formula="of:=[$links.B44]" office:value-type="float" office:value="15.19" calcext:value-type="float">
            <text:p>15.19</text:p>
          </table:table-cell>
          <table:table-cell office:value-type="string" calcext:value-type="string">
            <text:p>,</text:p>
          </table:table-cell>
          <table:table-cell table:formula="of:=[$links.C44]" office:value-type="float" office:value="145.75" calcext:value-type="float">
            <text:p>145.75</text:p>
          </table:table-cell>
          <table:table-cell office:value-type="string" calcext:value-type="string">
            <text:p>)},</text:p>
          </table:table-cell>
          <table:table-cell table:formula="of:=[.A44]&amp;[.B44]&amp;[.C44]&amp;[.D44]&amp;[.E44]&amp;[.F44]&amp;[.G44]" office:value-type="string" office:string-value="{“Pacific/Saipan“, timezone_location(15.19,145.75)}," calcext:value-type="string">
            <text:p>{“Pacific/Saipan“, timezone_location(15.19,145.7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45]" office:value-type="string" office:string-value="Antarctica/McMurdo" calcext:value-type="string">
            <text:p>Antarctica/McMurdo</text:p>
          </table:table-cell>
          <table:table-cell office:value-type="string" calcext:value-type="string">
            <text:p>“, timezone_location(</text:p>
          </table:table-cell>
          <table:table-cell table:formula="of:=[$links.B45]" office:value-type="float" office:value="-77.85" calcext:value-type="float">
            <text:p>-77.85</text:p>
          </table:table-cell>
          <table:table-cell office:value-type="string" calcext:value-type="string">
            <text:p>,</text:p>
          </table:table-cell>
          <table:table-cell table:formula="of:=[$links.C45]" office:value-type="float" office:value="166.67" calcext:value-type="float">
            <text:p>166.67</text:p>
          </table:table-cell>
          <table:table-cell office:value-type="string" calcext:value-type="string">
            <text:p>)},</text:p>
          </table:table-cell>
          <table:table-cell table:formula="of:=[.A45]&amp;[.B45]&amp;[.C45]&amp;[.D45]&amp;[.E45]&amp;[.F45]&amp;[.G45]" office:value-type="string" office:string-value="{“Antarctica/McMurdo“, timezone_location(-77.85,166.67)}," calcext:value-type="string">
            <text:p>{“Antarctica/McMurdo“, timezone_location(-77.85,166.6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46]" office:value-type="string" office:string-value="Pacific/Midway" calcext:value-type="string">
            <text:p>Pacific/Midway</text:p>
          </table:table-cell>
          <table:table-cell office:value-type="string" calcext:value-type="string">
            <text:p>“, timezone_location(</text:p>
          </table:table-cell>
          <table:table-cell table:formula="of:=[$links.B46]" office:value-type="float" office:value="28.21" calcext:value-type="float">
            <text:p>28.21</text:p>
          </table:table-cell>
          <table:table-cell office:value-type="string" calcext:value-type="string">
            <text:p>,</text:p>
          </table:table-cell>
          <table:table-cell table:formula="of:=[$links.C46]" office:value-type="float" office:value="-177.37" calcext:value-type="float">
            <text:p>-177.37</text:p>
          </table:table-cell>
          <table:table-cell office:value-type="string" calcext:value-type="string">
            <text:p>)},</text:p>
          </table:table-cell>
          <table:table-cell table:formula="of:=[.A46]&amp;[.B46]&amp;[.C46]&amp;[.D46]&amp;[.E46]&amp;[.F46]&amp;[.G46]" office:value-type="string" office:string-value="{“Pacific/Midway“, timezone_location(28.21,-177.37)}," calcext:value-type="string">
            <text:p>{“Pacific/Midway“, timezone_location(28.21,-177.3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47]" office:value-type="string" office:string-value="Europe/Jersey" calcext:value-type="string">
            <text:p>Europe/Jersey</text:p>
          </table:table-cell>
          <table:table-cell office:value-type="string" calcext:value-type="string">
            <text:p>“, timezone_location(</text:p>
          </table:table-cell>
          <table:table-cell table:formula="of:=[$links.B47]" office:value-type="float" office:value="49.21" calcext:value-type="float">
            <text:p>49.21</text:p>
          </table:table-cell>
          <table:table-cell office:value-type="string" calcext:value-type="string">
            <text:p>,</text:p>
          </table:table-cell>
          <table:table-cell table:formula="of:=[$links.C47]" office:value-type="float" office:value="-2.13" calcext:value-type="float">
            <text:p>-2.13</text:p>
          </table:table-cell>
          <table:table-cell office:value-type="string" calcext:value-type="string">
            <text:p>)},</text:p>
          </table:table-cell>
          <table:table-cell table:formula="of:=[.A47]&amp;[.B47]&amp;[.C47]&amp;[.D47]&amp;[.E47]&amp;[.F47]&amp;[.G47]" office:value-type="string" office:string-value="{“Europe/Jersey“, timezone_location(49.21,-2.13)}," calcext:value-type="string">
            <text:p>{“Europe/Jersey“, timezone_location(49.21,-2.1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48]" office:value-type="string" office:string-value="Europe/Guernsey" calcext:value-type="string">
            <text:p>Europe/Guernsey</text:p>
          </table:table-cell>
          <table:table-cell office:value-type="string" calcext:value-type="string">
            <text:p>“, timezone_location(</text:p>
          </table:table-cell>
          <table:table-cell table:formula="of:=[$links.B48]" office:value-type="float" office:value="49.44" calcext:value-type="float">
            <text:p>49.44</text:p>
          </table:table-cell>
          <table:table-cell office:value-type="string" calcext:value-type="string">
            <text:p>,</text:p>
          </table:table-cell>
          <table:table-cell table:formula="of:=[$links.C48]" office:value-type="float" office:value="-2.59" calcext:value-type="float">
            <text:p>-2.59</text:p>
          </table:table-cell>
          <table:table-cell office:value-type="string" calcext:value-type="string">
            <text:p>)},</text:p>
          </table:table-cell>
          <table:table-cell table:formula="of:=[.A48]&amp;[.B48]&amp;[.C48]&amp;[.D48]&amp;[.E48]&amp;[.F48]&amp;[.G48]" office:value-type="string" office:string-value="{“Europe/Guernsey“, timezone_location(49.44,-2.59)}," calcext:value-type="string">
            <text:p>{“Europe/Guernsey“, timezone_location(49.44,-2.5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49]" office:value-type="string" office:string-value="Europe/Isle_of_Man" calcext:value-type="string">
            <text:p>Europe/Isle_of_Man</text:p>
          </table:table-cell>
          <table:table-cell office:value-type="string" calcext:value-type="string">
            <text:p>“, timezone_location(</text:p>
          </table:table-cell>
          <table:table-cell table:formula="of:=[$links.B49]" office:value-type="float" office:value="54.24" calcext:value-type="float">
            <text:p>54.24</text:p>
          </table:table-cell>
          <table:table-cell office:value-type="string" calcext:value-type="string">
            <text:p>,</text:p>
          </table:table-cell>
          <table:table-cell table:formula="of:=[$links.C49]" office:value-type="float" office:value="-4.55" calcext:value-type="float">
            <text:p>-4.55</text:p>
          </table:table-cell>
          <table:table-cell office:value-type="string" calcext:value-type="string">
            <text:p>)},</text:p>
          </table:table-cell>
          <table:table-cell table:formula="of:=[.A49]&amp;[.B49]&amp;[.C49]&amp;[.D49]&amp;[.E49]&amp;[.F49]&amp;[.G49]" office:value-type="string" office:string-value="{“Europe/Isle_of_Man“, timezone_location(54.24,-4.55)}," calcext:value-type="string">
            <text:p>{“Europe/Isle_of_Man“, timezone_location(54.24,-4.5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50]" office:value-type="string" office:string-value="Europe/Mariehamn" calcext:value-type="string">
            <text:p>Europe/Mariehamn</text:p>
          </table:table-cell>
          <table:table-cell office:value-type="string" calcext:value-type="string">
            <text:p>“, timezone_location(</text:p>
          </table:table-cell>
          <table:table-cell table:formula="of:=[$links.B50]" office:value-type="float" office:value="60.1" calcext:value-type="float">
            <text:p>60.1</text:p>
          </table:table-cell>
          <table:table-cell office:value-type="string" calcext:value-type="string">
            <text:p>,</text:p>
          </table:table-cell>
          <table:table-cell table:formula="of:=[$links.C50]" office:value-type="float" office:value="19.93" calcext:value-type="float">
            <text:p>19.93</text:p>
          </table:table-cell>
          <table:table-cell office:value-type="string" calcext:value-type="string">
            <text:p>)},</text:p>
          </table:table-cell>
          <table:table-cell table:formula="of:=[.A50]&amp;[.B50]&amp;[.C50]&amp;[.D50]&amp;[.E50]&amp;[.F50]&amp;[.G50]" office:value-type="string" office:string-value="{“Europe/Mariehamn“, timezone_location(60.1,19.93)}," calcext:value-type="string">
            <text:p>{“Europe/Mariehamn“, timezone_location(60.1,19.9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51]" office:value-type="string" office:string-value="Europe/Busingen" calcext:value-type="string">
            <text:p>Europe/Busingen</text:p>
          </table:table-cell>
          <table:table-cell office:value-type="string" calcext:value-type="string">
            <text:p>“, timezone_location(</text:p>
          </table:table-cell>
          <table:table-cell table:formula="of:=[$links.B51]" office:value-type="float" office:value="47.7" calcext:value-type="float">
            <text:p>47.7</text:p>
          </table:table-cell>
          <table:table-cell office:value-type="string" calcext:value-type="string">
            <text:p>,</text:p>
          </table:table-cell>
          <table:table-cell table:formula="of:=[$links.C51]" office:value-type="float" office:value="8.69" calcext:value-type="float">
            <text:p>8.69</text:p>
          </table:table-cell>
          <table:table-cell office:value-type="string" calcext:value-type="string">
            <text:p>)},</text:p>
          </table:table-cell>
          <table:table-cell table:formula="of:=[.A51]&amp;[.B51]&amp;[.C51]&amp;[.D51]&amp;[.E51]&amp;[.F51]&amp;[.G51]" office:value-type="string" office:string-value="{“Europe/Busingen“, timezone_location(47.7,8.69)}," calcext:value-type="string">
            <text:p>{“Europe/Busingen“, timezone_location(47.7,8.6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52]" office:value-type="string" office:string-value="Europe/Vatican" calcext:value-type="string">
            <text:p>Europe/Vatican</text:p>
          </table:table-cell>
          <table:table-cell office:value-type="string" calcext:value-type="string">
            <text:p>“, timezone_location(</text:p>
          </table:table-cell>
          <table:table-cell table:formula="of:=[$links.B52]" office:value-type="float" office:value="41.9" calcext:value-type="float">
            <text:p>41.9</text:p>
          </table:table-cell>
          <table:table-cell office:value-type="string" calcext:value-type="string">
            <text:p>,</text:p>
          </table:table-cell>
          <table:table-cell table:formula="of:=[$links.C52]" office:value-type="float" office:value="12.45" calcext:value-type="float">
            <text:p>12.45</text:p>
          </table:table-cell>
          <table:table-cell office:value-type="string" calcext:value-type="string">
            <text:p>)},</text:p>
          </table:table-cell>
          <table:table-cell table:formula="of:=[.A52]&amp;[.B52]&amp;[.C52]&amp;[.D52]&amp;[.E52]&amp;[.F52]&amp;[.G52]" office:value-type="string" office:string-value="{“Europe/Vatican“, timezone_location(41.9,12.45)}," calcext:value-type="string">
            <text:p>{“Europe/Vatican“, timezone_location(41.9,12.4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53]" office:value-type="string" office:string-value="Europe/San_Marino" calcext:value-type="string">
            <text:p>Europe/San_Marino</text:p>
          </table:table-cell>
          <table:table-cell office:value-type="string" calcext:value-type="string">
            <text:p>“, timezone_location(</text:p>
          </table:table-cell>
          <table:table-cell table:formula="of:=[$links.B53]" office:value-type="float" office:value="43.94" calcext:value-type="float">
            <text:p>43.94</text:p>
          </table:table-cell>
          <table:table-cell office:value-type="string" calcext:value-type="string">
            <text:p>,</text:p>
          </table:table-cell>
          <table:table-cell table:formula="of:=[$links.C53]" office:value-type="float" office:value="12.46" calcext:value-type="float">
            <text:p>12.46</text:p>
          </table:table-cell>
          <table:table-cell office:value-type="string" calcext:value-type="string">
            <text:p>)},</text:p>
          </table:table-cell>
          <table:table-cell table:formula="of:=[.A53]&amp;[.B53]&amp;[.C53]&amp;[.D53]&amp;[.E53]&amp;[.F53]&amp;[.G53]" office:value-type="string" office:string-value="{“Europe/San_Marino“, timezone_location(43.94,12.46)}," calcext:value-type="string">
            <text:p>{“Europe/San_Marino“, timezone_location(43.94,12.4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54]" office:value-type="string" office:string-value="Europe/Vaduz" calcext:value-type="string">
            <text:p>Europe/Vaduz</text:p>
          </table:table-cell>
          <table:table-cell office:value-type="string" calcext:value-type="string">
            <text:p>“, timezone_location(</text:p>
          </table:table-cell>
          <table:table-cell table:formula="of:=[$links.B54]" office:value-type="float" office:value="47.14" calcext:value-type="float">
            <text:p>47.14</text:p>
          </table:table-cell>
          <table:table-cell office:value-type="string" calcext:value-type="string">
            <text:p>,</text:p>
          </table:table-cell>
          <table:table-cell table:formula="of:=[$links.C54]" office:value-type="float" office:value="9.52" calcext:value-type="float">
            <text:p>9.52</text:p>
          </table:table-cell>
          <table:table-cell office:value-type="string" calcext:value-type="string">
            <text:p>)},</text:p>
          </table:table-cell>
          <table:table-cell table:formula="of:=[.A54]&amp;[.B54]&amp;[.C54]&amp;[.D54]&amp;[.E54]&amp;[.F54]&amp;[.G54]" office:value-type="string" office:string-value="{“Europe/Vaduz“, timezone_location(47.14,9.52)}," calcext:value-type="string">
            <text:p>{“Europe/Vaduz“, timezone_location(47.14,9.5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55]" office:value-type="string" office:string-value="Arctic/Longyearbyen" calcext:value-type="string">
            <text:p>Arctic/Longyearbyen</text:p>
          </table:table-cell>
          <table:table-cell office:value-type="string" calcext:value-type="string">
            <text:p>“, timezone_location(</text:p>
          </table:table-cell>
          <table:table-cell table:formula="of:=[$links.B55]" office:value-type="float" office:value="78.22" calcext:value-type="float">
            <text:p>78.22</text:p>
          </table:table-cell>
          <table:table-cell office:value-type="string" calcext:value-type="string">
            <text:p>,</text:p>
          </table:table-cell>
          <table:table-cell table:formula="of:=[$links.C55]" office:value-type="float" office:value="15.63" calcext:value-type="float">
            <text:p>15.63</text:p>
          </table:table-cell>
          <table:table-cell office:value-type="string" calcext:value-type="string">
            <text:p>)},</text:p>
          </table:table-cell>
          <table:table-cell table:formula="of:=[.A55]&amp;[.B55]&amp;[.C55]&amp;[.D55]&amp;[.E55]&amp;[.F55]&amp;[.G55]" office:value-type="string" office:string-value="{“Arctic/Longyearbyen“, timezone_location(78.22,15.63)}," calcext:value-type="string">
            <text:p>{“Arctic/Longyearbyen“, timezone_location(78.22,15.6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56]" office:value-type="string" office:string-value="Europe/Ljubljana" calcext:value-type="string">
            <text:p>Europe/Ljubljana</text:p>
          </table:table-cell>
          <table:table-cell office:value-type="string" calcext:value-type="string">
            <text:p>“, timezone_location(</text:p>
          </table:table-cell>
          <table:table-cell table:formula="of:=[$links.B56]" office:value-type="float" office:value="46.06" calcext:value-type="float">
            <text:p>46.06</text:p>
          </table:table-cell>
          <table:table-cell office:value-type="string" calcext:value-type="string">
            <text:p>,</text:p>
          </table:table-cell>
          <table:table-cell table:formula="of:=[$links.C56]" office:value-type="float" office:value="14.51" calcext:value-type="float">
            <text:p>14.51</text:p>
          </table:table-cell>
          <table:table-cell office:value-type="string" calcext:value-type="string">
            <text:p>)},</text:p>
          </table:table-cell>
          <table:table-cell table:formula="of:=[.A56]&amp;[.B56]&amp;[.C56]&amp;[.D56]&amp;[.E56]&amp;[.F56]&amp;[.G56]" office:value-type="string" office:string-value="{“Europe/Ljubljana“, timezone_location(46.06,14.51)}," calcext:value-type="string">
            <text:p>{“Europe/Ljubljana“, timezone_location(46.06,14.5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57]" office:value-type="string" office:string-value="Europe/Podgorica" calcext:value-type="string">
            <text:p>Europe/Podgorica</text:p>
          </table:table-cell>
          <table:table-cell office:value-type="string" calcext:value-type="string">
            <text:p>“, timezone_location(</text:p>
          </table:table-cell>
          <table:table-cell table:formula="of:=[$links.B57]" office:value-type="float" office:value="42.43" calcext:value-type="float">
            <text:p>42.43</text:p>
          </table:table-cell>
          <table:table-cell office:value-type="string" calcext:value-type="string">
            <text:p>,</text:p>
          </table:table-cell>
          <table:table-cell table:formula="of:=[$links.C57]" office:value-type="float" office:value="19.26" calcext:value-type="float">
            <text:p>19.26</text:p>
          </table:table-cell>
          <table:table-cell office:value-type="string" calcext:value-type="string">
            <text:p>)},</text:p>
          </table:table-cell>
          <table:table-cell table:formula="of:=[.A57]&amp;[.B57]&amp;[.C57]&amp;[.D57]&amp;[.E57]&amp;[.F57]&amp;[.G57]" office:value-type="string" office:string-value="{“Europe/Podgorica“, timezone_location(42.43,19.26)}," calcext:value-type="string">
            <text:p>{“Europe/Podgorica“, timezone_location(42.43,19.26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58]" office:value-type="string" office:string-value="Europe/Sarajevo" calcext:value-type="string">
            <text:p>Europe/Sarajevo</text:p>
          </table:table-cell>
          <table:table-cell office:value-type="string" calcext:value-type="string">
            <text:p>“, timezone_location(</text:p>
          </table:table-cell>
          <table:table-cell table:formula="of:=[$links.B58]" office:value-type="float" office:value="43.86" calcext:value-type="float">
            <text:p>43.86</text:p>
          </table:table-cell>
          <table:table-cell office:value-type="string" calcext:value-type="string">
            <text:p>,</text:p>
          </table:table-cell>
          <table:table-cell table:formula="of:=[$links.C58]" office:value-type="float" office:value="18.41" calcext:value-type="float">
            <text:p>18.41</text:p>
          </table:table-cell>
          <table:table-cell office:value-type="string" calcext:value-type="string">
            <text:p>)},</text:p>
          </table:table-cell>
          <table:table-cell table:formula="of:=[.A58]&amp;[.B58]&amp;[.C58]&amp;[.D58]&amp;[.E58]&amp;[.F58]&amp;[.G58]" office:value-type="string" office:string-value="{“Europe/Sarajevo“, timezone_location(43.86,18.41)}," calcext:value-type="string">
            <text:p>{“Europe/Sarajevo“, timezone_location(43.86,18.4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59]" office:value-type="string" office:string-value="Europe/Skopje" calcext:value-type="string">
            <text:p>Europe/Skopje</text:p>
          </table:table-cell>
          <table:table-cell office:value-type="string" calcext:value-type="string">
            <text:p>“, timezone_location(</text:p>
          </table:table-cell>
          <table:table-cell table:formula="of:=[$links.B59]"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table:formula="of:=[$links.C59]" office:value-type="float" office:value="21.43" calcext:value-type="float">
            <text:p>21.43</text:p>
          </table:table-cell>
          <table:table-cell office:value-type="string" calcext:value-type="string">
            <text:p>)},</text:p>
          </table:table-cell>
          <table:table-cell table:formula="of:=[.A59]&amp;[.B59]&amp;[.C59]&amp;[.D59]&amp;[.E59]&amp;[.F59]&amp;[.G59]" office:value-type="string" office:string-value="{“Europe/Skopje“, timezone_location(42,21.43)}," calcext:value-type="string">
            <text:p>{“Europe/Skopje“, timezone_location(42,21.4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60]" office:value-type="string" office:string-value="Europe/Zagreb" calcext:value-type="string">
            <text:p>Europe/Zagreb</text:p>
          </table:table-cell>
          <table:table-cell office:value-type="string" calcext:value-type="string">
            <text:p>“, timezone_location(</text:p>
          </table:table-cell>
          <table:table-cell table:formula="of:=[$links.B60]" office:value-type="float" office:value="45.82" calcext:value-type="float">
            <text:p>45.82</text:p>
          </table:table-cell>
          <table:table-cell office:value-type="string" calcext:value-type="string">
            <text:p>,</text:p>
          </table:table-cell>
          <table:table-cell table:formula="of:=[$links.C60]" office:value-type="float" office:value="15.98" calcext:value-type="float">
            <text:p>15.98</text:p>
          </table:table-cell>
          <table:table-cell office:value-type="string" calcext:value-type="string">
            <text:p>)},</text:p>
          </table:table-cell>
          <table:table-cell table:formula="of:=[.A60]&amp;[.B60]&amp;[.C60]&amp;[.D60]&amp;[.E60]&amp;[.F60]&amp;[.G60]" office:value-type="string" office:string-value="{“Europe/Zagreb“, timezone_location(45.82,15.98)}," calcext:value-type="string">
            <text:p>{“Europe/Zagreb“, timezone_location(45.82,15.9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61]" office:value-type="string" office:string-value="Europe/Bratislava" calcext:value-type="string">
            <text:p>Europe/Bratislava</text:p>
          </table:table-cell>
          <table:table-cell office:value-type="string" calcext:value-type="string">
            <text:p>“, timezone_location(</text:p>
          </table:table-cell>
          <table:table-cell table:formula="of:=[$links.B61]" office:value-type="float" office:value="48.15" calcext:value-type="float">
            <text:p>48.15</text:p>
          </table:table-cell>
          <table:table-cell office:value-type="string" calcext:value-type="string">
            <text:p>,</text:p>
          </table:table-cell>
          <table:table-cell table:formula="of:=[$links.C61]" office:value-type="float" office:value="17.11" calcext:value-type="float">
            <text:p>17.11</text:p>
          </table:table-cell>
          <table:table-cell office:value-type="string" calcext:value-type="string">
            <text:p>)},</text:p>
          </table:table-cell>
          <table:table-cell table:formula="of:=[.A61]&amp;[.B61]&amp;[.C61]&amp;[.D61]&amp;[.E61]&amp;[.F61]&amp;[.G61]" office:value-type="string" office:string-value="{“Europe/Bratislava“, timezone_location(48.15,17.11)}," calcext:value-type="string">
            <text:p>{“Europe/Bratislava“, timezone_location(48.15,17.11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62]" office:value-type="string" office:string-value="Asia/Istanbul" calcext:value-type="string">
            <text:p>Asia/Istanbul</text:p>
          </table:table-cell>
          <table:table-cell office:value-type="string" calcext:value-type="string">
            <text:p>“, timezone_location(</text:p>
          </table:table-cell>
          <table:table-cell table:formula="of:=[$links.B62]"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table:formula="of:=[$links.C62]" office:value-type="float" office:value="29.98" calcext:value-type="float">
            <text:p>29.98</text:p>
          </table:table-cell>
          <table:table-cell office:value-type="string" calcext:value-type="string">
            <text:p>)},</text:p>
          </table:table-cell>
          <table:table-cell table:formula="of:=[.A62]&amp;[.B62]&amp;[.C62]&amp;[.D62]&amp;[.E62]&amp;[.F62]&amp;[.G62]" office:value-type="string" office:string-value="{“Asia/Istanbul“, timezone_location(41,29.98)}," calcext:value-type="string">
            <text:p>{“Asia/Istanbul“, timezone_location(41,29.9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63]" office:value-type="string" office:string-value="America/Cayman" calcext:value-type="string">
            <text:p>America/Cayman</text:p>
          </table:table-cell>
          <table:table-cell office:value-type="string" calcext:value-type="string">
            <text:p>“, timezone_location(</text:p>
          </table:table-cell>
          <table:table-cell table:formula="of:=[$links.B63]" office:value-type="float" office:value="19.31" calcext:value-type="float">
            <text:p>19.31</text:p>
          </table:table-cell>
          <table:table-cell office:value-type="string" calcext:value-type="string">
            <text:p>,</text:p>
          </table:table-cell>
          <table:table-cell table:formula="of:=[$links.C63]" office:value-type="float" office:value="-81.25" calcext:value-type="float">
            <text:p>-81.25</text:p>
          </table:table-cell>
          <table:table-cell office:value-type="string" calcext:value-type="string">
            <text:p>)},</text:p>
          </table:table-cell>
          <table:table-cell table:formula="of:=[.A63]&amp;[.B63]&amp;[.C63]&amp;[.D63]&amp;[.E63]&amp;[.F63]&amp;[.G63]" office:value-type="string" office:string-value="{“America/Cayman“, timezone_location(19.31,-81.25)}," calcext:value-type="string">
            <text:p>{“America/Cayman“, timezone_location(19.31,-81.2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64]" office:value-type="string" office:string-value="America/Aruba" calcext:value-type="string">
            <text:p>America/Aruba</text:p>
          </table:table-cell>
          <table:table-cell office:value-type="string" calcext:value-type="string">
            <text:p>“, timezone_location(</text:p>
          </table:table-cell>
          <table:table-cell table:formula="of:=[$links.B64]" office:value-type="float" office:value="12.52" calcext:value-type="float">
            <text:p>12.52</text:p>
          </table:table-cell>
          <table:table-cell office:value-type="string" calcext:value-type="string">
            <text:p>,</text:p>
          </table:table-cell>
          <table:table-cell table:formula="of:=[$links.C64]" office:value-type="float" office:value="-69.97" calcext:value-type="float">
            <text:p>-69.97</text:p>
          </table:table-cell>
          <table:table-cell office:value-type="string" calcext:value-type="string">
            <text:p>)},</text:p>
          </table:table-cell>
          <table:table-cell table:formula="of:=[.A64]&amp;[.B64]&amp;[.C64]&amp;[.D64]&amp;[.E64]&amp;[.F64]&amp;[.G64]" office:value-type="string" office:string-value="{“America/Aruba“, timezone_location(12.52,-69.97)}," calcext:value-type="string">
            <text:p>{“America/Aruba“, timezone_location(12.52,-69.9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65]" office:value-type="string" office:string-value="America/Lower_Princes" calcext:value-type="string">
            <text:p>America/Lower_Princes</text:p>
          </table:table-cell>
          <table:table-cell office:value-type="string" calcext:value-type="string">
            <text:p>“, timezone_location(</text:p>
          </table:table-cell>
          <table:table-cell table:formula="of:=[$links.B65]" office:value-type="float" office:value="18.05" calcext:value-type="float">
            <text:p>18.05</text:p>
          </table:table-cell>
          <table:table-cell office:value-type="string" calcext:value-type="string">
            <text:p>,</text:p>
          </table:table-cell>
          <table:table-cell table:formula="of:=[$links.C65]" office:value-type="float" office:value="-63.05" calcext:value-type="float">
            <text:p>-63.05</text:p>
          </table:table-cell>
          <table:table-cell office:value-type="string" calcext:value-type="string">
            <text:p>)},</text:p>
          </table:table-cell>
          <table:table-cell table:formula="of:=[.A65]&amp;[.B65]&amp;[.C65]&amp;[.D65]&amp;[.E65]&amp;[.F65]&amp;[.G65]" office:value-type="string" office:string-value="{“America/Lower_Princes“, timezone_location(18.05,-63.05)}," calcext:value-type="string">
            <text:p>{“America/Lower_Princes“, timezone_location(18.05,-63.0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66]" office:value-type="string" office:string-value="America/Kralendijk" calcext:value-type="string">
            <text:p>America/Kralendijk</text:p>
          </table:table-cell>
          <table:table-cell office:value-type="string" calcext:value-type="string">
            <text:p>“, timezone_location(</text:p>
          </table:table-cell>
          <table:table-cell table:formula="of:=[$links.B66]" office:value-type="float" office:value="12.14" calcext:value-type="float">
            <text:p>12.14</text:p>
          </table:table-cell>
          <table:table-cell office:value-type="string" calcext:value-type="string">
            <text:p>,</text:p>
          </table:table-cell>
          <table:table-cell table:formula="of:=[$links.C66]" office:value-type="float" office:value="-68.27" calcext:value-type="float">
            <text:p>-68.27</text:p>
          </table:table-cell>
          <table:table-cell office:value-type="string" calcext:value-type="string">
            <text:p>)},</text:p>
          </table:table-cell>
          <table:table-cell table:formula="of:=[.A66]&amp;[.B66]&amp;[.C66]&amp;[.D66]&amp;[.E66]&amp;[.F66]&amp;[.G66]" office:value-type="string" office:string-value="{“America/Kralendijk“, timezone_location(12.14,-68.27)}," calcext:value-type="string">
            <text:p>{“America/Kralendijk“, timezone_location(12.14,-68.2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67]" office:value-type="string" office:string-value="America/Anguilla" calcext:value-type="string">
            <text:p>America/Anguilla</text:p>
          </table:table-cell>
          <table:table-cell office:value-type="string" calcext:value-type="string">
            <text:p>“, timezone_location(</text:p>
          </table:table-cell>
          <table:table-cell table:formula="of:=[$links.B67]" office:value-type="float" office:value="18.22" calcext:value-type="float">
            <text:p>18.22</text:p>
          </table:table-cell>
          <table:table-cell office:value-type="string" calcext:value-type="string">
            <text:p>,</text:p>
          </table:table-cell>
          <table:table-cell table:formula="of:=[$links.C67]" office:value-type="float" office:value="-63.07" calcext:value-type="float">
            <text:p>-63.07</text:p>
          </table:table-cell>
          <table:table-cell office:value-type="string" calcext:value-type="string">
            <text:p>)},</text:p>
          </table:table-cell>
          <table:table-cell table:formula="of:=[.A67]&amp;[.B67]&amp;[.C67]&amp;[.D67]&amp;[.E67]&amp;[.F67]&amp;[.G67]" office:value-type="string" office:string-value="{“America/Anguilla“, timezone_location(18.22,-63.07)}," calcext:value-type="string">
            <text:p>{“America/Anguilla“, timezone_location(18.22,-63.0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68]" office:value-type="string" office:string-value="America/Antigua" calcext:value-type="string">
            <text:p>America/Antigua</text:p>
          </table:table-cell>
          <table:table-cell office:value-type="string" calcext:value-type="string">
            <text:p>“, timezone_location(</text:p>
          </table:table-cell>
          <table:table-cell table:formula="of:=[$links.B68]" office:value-type="float" office:value="17.07" calcext:value-type="float">
            <text:p>17.07</text:p>
          </table:table-cell>
          <table:table-cell office:value-type="string" calcext:value-type="string">
            <text:p>,</text:p>
          </table:table-cell>
          <table:table-cell table:formula="of:=[$links.C68]" office:value-type="float" office:value="-61.82" calcext:value-type="float">
            <text:p>-61.82</text:p>
          </table:table-cell>
          <table:table-cell office:value-type="string" calcext:value-type="string">
            <text:p>)},</text:p>
          </table:table-cell>
          <table:table-cell table:formula="of:=[.A68]&amp;[.B68]&amp;[.C68]&amp;[.D68]&amp;[.E68]&amp;[.F68]&amp;[.G68]" office:value-type="string" office:string-value="{“America/Antigua“, timezone_location(17.07,-61.82)}," calcext:value-type="string">
            <text:p>{“America/Antigua“, timezone_location(17.07,-61.82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69]" office:value-type="string" office:string-value="America/Dominica" calcext:value-type="string">
            <text:p>America/Dominica</text:p>
          </table:table-cell>
          <table:table-cell office:value-type="string" calcext:value-type="string">
            <text:p>“, timezone_location(</text:p>
          </table:table-cell>
          <table:table-cell table:formula="of:=[$links.B69]" office:value-type="float" office:value="15.42" calcext:value-type="float">
            <text:p>15.42</text:p>
          </table:table-cell>
          <table:table-cell office:value-type="string" calcext:value-type="string">
            <text:p>,</text:p>
          </table:table-cell>
          <table:table-cell table:formula="of:=[$links.C69]" office:value-type="float" office:value="-61.37" calcext:value-type="float">
            <text:p>-61.37</text:p>
          </table:table-cell>
          <table:table-cell office:value-type="string" calcext:value-type="string">
            <text:p>)},</text:p>
          </table:table-cell>
          <table:table-cell table:formula="of:=[.A69]&amp;[.B69]&amp;[.C69]&amp;[.D69]&amp;[.E69]&amp;[.F69]&amp;[.G69]" office:value-type="string" office:string-value="{“America/Dominica“, timezone_location(15.42,-61.37)}," calcext:value-type="string">
            <text:p>{“America/Dominica“, timezone_location(15.42,-61.37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70]" office:value-type="string" office:string-value="America/Grenada" calcext:value-type="string">
            <text:p>America/Grenada</text:p>
          </table:table-cell>
          <table:table-cell office:value-type="string" calcext:value-type="string">
            <text:p>“, timezone_location(</text:p>
          </table:table-cell>
          <table:table-cell table:formula="of:=[$links.B70]" office:value-type="float" office:value="12.12" calcext:value-type="float">
            <text:p>12.12</text:p>
          </table:table-cell>
          <table:table-cell office:value-type="string" calcext:value-type="string">
            <text:p>,</text:p>
          </table:table-cell>
          <table:table-cell table:formula="of:=[$links.C70]" office:value-type="float" office:value="-61.68" calcext:value-type="float">
            <text:p>-61.68</text:p>
          </table:table-cell>
          <table:table-cell office:value-type="string" calcext:value-type="string">
            <text:p>)},</text:p>
          </table:table-cell>
          <table:table-cell table:formula="of:=[.A70]&amp;[.B70]&amp;[.C70]&amp;[.D70]&amp;[.E70]&amp;[.F70]&amp;[.G70]" office:value-type="string" office:string-value="{“America/Grenada“, timezone_location(12.12,-61.68)}," calcext:value-type="string">
            <text:p>{“America/Grenada“, timezone_location(12.12,-61.6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71]" office:value-type="string" office:string-value="America/Guadeloupe" calcext:value-type="string">
            <text:p>America/Guadeloupe</text:p>
          </table:table-cell>
          <table:table-cell office:value-type="string" calcext:value-type="string">
            <text:p>“, timezone_location(</text:p>
          </table:table-cell>
          <table:table-cell table:formula="of:=[$links.B71]" office:value-type="float" office:value="16.27" calcext:value-type="float">
            <text:p>16.27</text:p>
          </table:table-cell>
          <table:table-cell office:value-type="string" calcext:value-type="string">
            <text:p>,</text:p>
          </table:table-cell>
          <table:table-cell table:formula="of:=[$links.C71]" office:value-type="float" office:value="-61.55" calcext:value-type="float">
            <text:p>-61.55</text:p>
          </table:table-cell>
          <table:table-cell office:value-type="string" calcext:value-type="string">
            <text:p>)},</text:p>
          </table:table-cell>
          <table:table-cell table:formula="of:=[.A71]&amp;[.B71]&amp;[.C71]&amp;[.D71]&amp;[.E71]&amp;[.F71]&amp;[.G71]" office:value-type="string" office:string-value="{“America/Guadeloupe“, timezone_location(16.27,-61.55)}," calcext:value-type="string">
            <text:p>{“America/Guadeloupe“, timezone_location(16.27,-61.55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72]" office:value-type="string" office:string-value="America/Marigot" calcext:value-type="string">
            <text:p>America/Marigot</text:p>
          </table:table-cell>
          <table:table-cell office:value-type="string" calcext:value-type="string">
            <text:p>“, timezone_location(</text:p>
          </table:table-cell>
          <table:table-cell table:formula="of:=[$links.B72]" office:value-type="float" office:value="18.07" calcext:value-type="float">
            <text:p>18.07</text:p>
          </table:table-cell>
          <table:table-cell office:value-type="string" calcext:value-type="string">
            <text:p>,</text:p>
          </table:table-cell>
          <table:table-cell table:formula="of:=[$links.C72]" office:value-type="float" office:value="-63.08" calcext:value-type="float">
            <text:p>-63.08</text:p>
          </table:table-cell>
          <table:table-cell office:value-type="string" calcext:value-type="string">
            <text:p>)},</text:p>
          </table:table-cell>
          <table:table-cell table:formula="of:=[.A72]&amp;[.B72]&amp;[.C72]&amp;[.D72]&amp;[.E72]&amp;[.F72]&amp;[.G72]" office:value-type="string" office:string-value="{“America/Marigot“, timezone_location(18.07,-63.08)}," calcext:value-type="string">
            <text:p>{“America/Marigot“, timezone_location(18.07,-63.0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73]" office:value-type="string" office:string-value="America/Montserrat" calcext:value-type="string">
            <text:p>America/Montserrat</text:p>
          </table:table-cell>
          <table:table-cell office:value-type="string" calcext:value-type="string">
            <text:p>“, timezone_location(</text:p>
          </table:table-cell>
          <table:table-cell table:formula="of:=[$links.B73]" office:value-type="float" office:value="16.74" calcext:value-type="float">
            <text:p>16.74</text:p>
          </table:table-cell>
          <table:table-cell office:value-type="string" calcext:value-type="string">
            <text:p>,</text:p>
          </table:table-cell>
          <table:table-cell table:formula="of:=[$links.C73]" office:value-type="float" office:value="-62.19" calcext:value-type="float">
            <text:p>-62.19</text:p>
          </table:table-cell>
          <table:table-cell office:value-type="string" calcext:value-type="string">
            <text:p>)},</text:p>
          </table:table-cell>
          <table:table-cell table:formula="of:=[.A73]&amp;[.B73]&amp;[.C73]&amp;[.D73]&amp;[.E73]&amp;[.F73]&amp;[.G73]" office:value-type="string" office:string-value="{“America/Montserrat“, timezone_location(16.74,-62.19)}," calcext:value-type="string">
            <text:p>{“America/Montserrat“, timezone_location(16.74,-62.1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74]" office:value-type="string" office:string-value="America/St_Barthelemy" calcext:value-type="string">
            <text:p>America/St_Barthelemy</text:p>
          </table:table-cell>
          <table:table-cell office:value-type="string" calcext:value-type="string">
            <text:p>“, timezone_location(</text:p>
          </table:table-cell>
          <table:table-cell table:formula="of:=[$links.B74]" office:value-type="float" office:value="17.9" calcext:value-type="float">
            <text:p>17.9</text:p>
          </table:table-cell>
          <table:table-cell office:value-type="string" calcext:value-type="string">
            <text:p>,</text:p>
          </table:table-cell>
          <table:table-cell table:formula="of:=[$links.C74]" office:value-type="float" office:value="-62.83" calcext:value-type="float">
            <text:p>-62.83</text:p>
          </table:table-cell>
          <table:table-cell office:value-type="string" calcext:value-type="string">
            <text:p>)},</text:p>
          </table:table-cell>
          <table:table-cell table:formula="of:=[.A74]&amp;[.B74]&amp;[.C74]&amp;[.D74]&amp;[.E74]&amp;[.F74]&amp;[.G74]" office:value-type="string" office:string-value="{“America/St_Barthelemy“, timezone_location(17.9,-62.83)}," calcext:value-type="string">
            <text:p>{“America/St_Barthelemy“, timezone_location(17.9,-62.83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75]" office:value-type="string" office:string-value="America/St_Kitts" calcext:value-type="string">
            <text:p>America/St_Kitts</text:p>
          </table:table-cell>
          <table:table-cell office:value-type="string" calcext:value-type="string">
            <text:p>“, timezone_location(</text:p>
          </table:table-cell>
          <table:table-cell table:formula="of:=[$links.B75]" office:value-type="float" office:value="17.36" calcext:value-type="float">
            <text:p>17.36</text:p>
          </table:table-cell>
          <table:table-cell office:value-type="string" calcext:value-type="string">
            <text:p>,</text:p>
          </table:table-cell>
          <table:table-cell table:formula="of:=[$links.C75]" office:value-type="float" office:value="-62.78" calcext:value-type="float">
            <text:p>-62.78</text:p>
          </table:table-cell>
          <table:table-cell office:value-type="string" calcext:value-type="string">
            <text:p>)},</text:p>
          </table:table-cell>
          <table:table-cell table:formula="of:=[.A75]&amp;[.B75]&amp;[.C75]&amp;[.D75]&amp;[.E75]&amp;[.F75]&amp;[.G75]" office:value-type="string" office:string-value="{“America/St_Kitts“, timezone_location(17.36,-62.78)}," calcext:value-type="string">
            <text:p>{“America/St_Kitts“, timezone_location(17.36,-62.7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76]" office:value-type="string" office:string-value="America/St_Lucia" calcext:value-type="string">
            <text:p>America/St_Lucia</text:p>
          </table:table-cell>
          <table:table-cell office:value-type="string" calcext:value-type="string">
            <text:p>“, timezone_location(</text:p>
          </table:table-cell>
          <table:table-cell table:formula="of:=[$links.B76]" office:value-type="float" office:value="13.91" calcext:value-type="float">
            <text:p>13.91</text:p>
          </table:table-cell>
          <table:table-cell office:value-type="string" calcext:value-type="string">
            <text:p>,</text:p>
          </table:table-cell>
          <table:table-cell table:formula="of:=[$links.C76]" office:value-type="float" office:value="-60.98" calcext:value-type="float">
            <text:p>-60.98</text:p>
          </table:table-cell>
          <table:table-cell office:value-type="string" calcext:value-type="string">
            <text:p>)},</text:p>
          </table:table-cell>
          <table:table-cell table:formula="of:=[.A76]&amp;[.B76]&amp;[.C76]&amp;[.D76]&amp;[.E76]&amp;[.F76]&amp;[.G76]" office:value-type="string" office:string-value="{“America/St_Lucia“, timezone_location(13.91,-60.98)}," calcext:value-type="string">
            <text:p>{“America/St_Lucia“, timezone_location(13.91,-60.98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77]" office:value-type="string" office:string-value="America/St_Thomas" calcext:value-type="string">
            <text:p>America/St_Thomas</text:p>
          </table:table-cell>
          <table:table-cell office:value-type="string" calcext:value-type="string">
            <text:p>“, timezone_location(</text:p>
          </table:table-cell>
          <table:table-cell table:formula="of:=[$links.B77]" office:value-type="float" office:value="18.34" calcext:value-type="float">
            <text:p>18.34</text:p>
          </table:table-cell>
          <table:table-cell office:value-type="string" calcext:value-type="string">
            <text:p>,</text:p>
          </table:table-cell>
          <table:table-cell table:formula="of:=[$links.C77]" office:value-type="float" office:value="-64.89" calcext:value-type="float">
            <text:p>-64.89</text:p>
          </table:table-cell>
          <table:table-cell office:value-type="string" calcext:value-type="string">
            <text:p>)},</text:p>
          </table:table-cell>
          <table:table-cell table:formula="of:=[.A77]&amp;[.B77]&amp;[.C77]&amp;[.D77]&amp;[.E77]&amp;[.F77]&amp;[.G77]" office:value-type="string" office:string-value="{“America/St_Thomas“, timezone_location(18.34,-64.89)}," calcext:value-type="string">
            <text:p>{“America/St_Thomas“, timezone_location(18.34,-64.8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78]" office:value-type="string" office:string-value="America/St_Vincent" calcext:value-type="string">
            <text:p>America/St_Vincent</text:p>
          </table:table-cell>
          <table:table-cell office:value-type="string" calcext:value-type="string">
            <text:p>“, timezone_location(</text:p>
          </table:table-cell>
          <table:table-cell table:formula="of:=[$links.B78]" office:value-type="float" office:value="12.98" calcext:value-type="float">
            <text:p>12.98</text:p>
          </table:table-cell>
          <table:table-cell office:value-type="string" calcext:value-type="string">
            <text:p>,</text:p>
          </table:table-cell>
          <table:table-cell table:formula="of:=[$links.C78]" office:value-type="float" office:value="-61.29" calcext:value-type="float">
            <text:p>-61.29</text:p>
          </table:table-cell>
          <table:table-cell office:value-type="string" calcext:value-type="string">
            <text:p>)},</text:p>
          </table:table-cell>
          <table:table-cell table:formula="of:=[.A78]&amp;[.B78]&amp;[.C78]&amp;[.D78]&amp;[.E78]&amp;[.F78]&amp;[.G78]" office:value-type="string" office:string-value="{“America/St_Vincent“, timezone_location(12.98,-61.29)}," calcext:value-type="string">
            <text:p>{“America/St_Vincent“, timezone_location(12.98,-61.29)},</text:p>
          </table:table-cell>
        </table:table-row>
        <table:table-row table:style-name="ro1">
          <table:table-cell office:value-type="string" calcext:value-type="string">
            <text:p>{“</text:p>
          </table:table-cell>
          <table:table-cell table:formula="of:=[$links.A79]" office:value-type="string" office:string-value="America/Tortola" calcext:value-type="string">
            <text:p>America/Tortola</text:p>
          </table:table-cell>
          <table:table-cell office:value-type="string" calcext:value-type="string">
            <text:p>“, timezone_location(</text:p>
          </table:table-cell>
          <table:table-cell table:formula="of:=[$links.B79]" office:value-type="float" office:value="18.43" calcext:value-type="float">
            <text:p>18.43</text:p>
          </table:table-cell>
          <table:table-cell office:value-type="string" calcext:value-type="string">
            <text:p>,</text:p>
          </table:table-cell>
          <table:table-cell table:formula="of:=[$links.C79]" office:value-type="float" office:value="-64.63" calcext:value-type="float">
            <text:p>-64.63</text:p>
          </table:table-cell>
          <table:table-cell office:value-type="string" calcext:value-type="string">
            <text:p>)},</text:p>
          </table:table-cell>
          <table:table-cell table:formula="of:=[.A79]&amp;[.B79]&amp;[.C79]&amp;[.D79]&amp;[.E79]&amp;[.F79]&amp;[.G79]" office:value-type="string" office:string-value="{“America/Tortola“, timezone_location(18.43,-64.63)}," calcext:value-type="string">
            <text:p>{“America/Tortola“, timezone_location(18.43,-64.63)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13T17:01:38.315198044</dc:date>
    <meta:editing-duration>PT10M23S</meta:editing-duration>
    <meta:editing-cycles>1</meta:editing-cycles>
    <meta:document-statistic meta:table-count="2" meta:cell-count="869" meta:object-count="0"/>
    <meta:generator>LibreOffice/6.4.4.2$Linux_X86_64 LibreOffice_project/40$Build-2</meta:generator>
  </office:meta>
</office:document-meta>
</file>